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53f36" officeooo:paragraph-rsid="00053f36" style:font-weight-asian="bold" style:font-weight-complex="bold"/>
    </style:style>
    <style:style style:name="P2" style:family="paragraph" style:parent-style-name="Text_20_body">
      <style:text-properties officeooo:paragraph-rsid="00053f36"/>
    </style:style>
    <style:style style:name="P3" style:family="paragraph" style:parent-style-name="Text_20_body">
      <style:text-properties officeooo:rsid="00096c5a" officeooo:paragraph-rsid="00096c5a"/>
    </style:style>
    <style:style style:name="P4" style:family="paragraph" style:parent-style-name="Text_20_body">
      <style:text-properties fo:font-size="12pt" officeooo:rsid="00096c5a" officeooo:paragraph-rsid="00096c5a" style:font-size-asian="12pt" style:font-size-complex="12pt"/>
    </style:style>
    <style:style style:name="P5" style:family="paragraph" style:parent-style-name="Text_20_body">
      <style:text-properties fo:font-variant="normal" fo:text-transform="none" fo:color="#000000" style:font-name="verdana" fo:font-size="9.75pt" fo:letter-spacing="normal" fo:font-style="normal" fo:font-weight="normal" officeooo:rsid="00096c5a" officeooo:paragraph-rsid="00154324"/>
    </style:style>
    <style:style style:name="P6" style:family="paragraph" style:parent-style-name="Text_20_body">
      <style:text-properties fo:font-variant="normal" fo:text-transform="none" fo:color="#000000" style:font-name="verdana" fo:font-size="9.75pt" fo:letter-spacing="normal" fo:font-style="normal" fo:font-weight="normal" officeooo:paragraph-rsid="00154324"/>
    </style:style>
    <style:style style:name="P7" style:family="paragraph" style:parent-style-name="Text_20_body">
      <style:text-properties fo:font-variant="normal" fo:text-transform="none" fo:color="#000000" style:font-name="verdana" fo:font-size="9.75pt" fo:letter-spacing="normal" fo:font-style="normal" fo:font-weight="normal" officeooo:rsid="00154324" officeooo:paragraph-rsid="00154324"/>
    </style:style>
    <style:style style:name="P8" style:family="paragraph" style:parent-style-name="Text_20_body">
      <style:text-properties fo:font-variant="normal" fo:text-transform="none" fo:color="#000000" style:font-name="verdana" fo:font-size="9.75pt" fo:letter-spacing="normal" fo:font-style="normal" fo:font-weight="normal" officeooo:paragraph-rsid="001a2a9e"/>
    </style:style>
    <style:style style:name="P9" style:family="paragraph" style:parent-style-name="Text_20_body">
      <style:text-properties fo:font-variant="normal" fo:text-transform="none" fo:color="#000000" style:font-name="verdana" fo:font-size="9.75pt" fo:letter-spacing="normal" fo:font-style="normal" fo:font-weight="normal" officeooo:rsid="00204f02" officeooo:paragraph-rsid="00204f02"/>
    </style:style>
    <style:style style:name="P10" style:family="paragraph" style:parent-style-name="Text_20_body">
      <style:text-properties fo:font-variant="normal" fo:text-transform="none" fo:color="#000000" style:font-name="verdana" fo:font-size="9.75pt" fo:letter-spacing="normal" fo:font-style="normal" fo:font-weight="normal" officeooo:paragraph-rsid="00294c52"/>
    </style:style>
    <style:style style:name="P11" style:family="paragraph" style:parent-style-name="Text_20_body">
      <style:text-properties fo:font-variant="normal" fo:text-transform="none" fo:color="#000000" style:font-name="verdana" fo:font-size="9.75pt" fo:letter-spacing="normal" fo:font-style="normal" fo:font-weight="normal" officeooo:rsid="0036dd83" officeooo:paragraph-rsid="0036dd83" loext:padding="0cm" loext:border="none"/>
    </style:style>
    <style:style style:name="P12" style:family="paragraph" style:parent-style-name="Text_20_body">
      <style:text-properties fo:font-variant="normal" fo:text-transform="none" fo:color="#000000" style:font-name="verdana" fo:font-size="9.75pt" fo:letter-spacing="normal" fo:font-style="normal" fo:font-weight="normal" officeooo:paragraph-rsid="0040cc44" loext:padding="0cm" loext:border="none"/>
    </style:style>
    <style:style style:name="P13" style:family="paragraph" style:parent-style-name="Text_20_body">
      <style:text-properties fo:font-variant="normal" fo:text-transform="none" fo:color="#000000" style:font-name="verdana" fo:font-size="9.75pt" fo:letter-spacing="normal" fo:font-style="normal" fo:font-weight="normal" officeooo:paragraph-rsid="00459c83" loext:padding="0cm" loext:border="none"/>
    </style:style>
    <style:style style:name="P14" style:family="paragraph" style:parent-style-name="Text_20_body">
      <style:text-properties fo:font-variant="normal" fo:text-transform="none" fo:color="#000000" style:font-name="verdana" fo:font-size="9.75pt" fo:letter-spacing="normal" fo:font-style="normal" fo:font-weight="normal" officeooo:rsid="004a8c90" officeooo:paragraph-rsid="004a8c90" loext:padding="0cm" loext:border="none"/>
    </style:style>
    <style:style style:name="P15" style:family="paragraph" style:parent-style-name="Text_20_body">
      <style:text-properties fo:font-variant="normal" fo:text-transform="none" fo:color="#000000" style:font-name="verdana" fo:font-size="9.75pt" fo:letter-spacing="normal" fo:font-style="normal" fo:font-weight="normal" officeooo:paragraph-rsid="006d4fcf"/>
    </style:style>
    <style:style style:name="P16" style:family="paragraph" style:parent-style-name="Text_20_body">
      <style:text-properties fo:font-variant="normal" fo:text-transform="none" fo:color="#000000" style:font-name="verdana" fo:font-size="9.75pt" fo:letter-spacing="normal" fo:font-style="normal" fo:font-weight="normal" officeooo:rsid="0072e837" officeooo:paragraph-rsid="0072e837"/>
    </style:style>
    <style:style style:name="P17" style:family="paragraph" style:parent-style-name="Text_20_body">
      <style:text-properties fo:font-variant="normal" fo:text-transform="none" fo:color="#000000" style:font-name="verdana" fo:font-size="9.75pt" fo:letter-spacing="normal" fo:font-style="normal" fo:font-weight="normal" officeooo:paragraph-rsid="0084b425"/>
    </style:style>
    <style:style style:name="P18" style:family="paragraph" style:parent-style-name="Text_20_body">
      <style:text-properties fo:font-variant="normal" fo:text-transform="none" fo:color="#000000" style:font-name="verdana" fo:font-size="9.75pt" fo:letter-spacing="normal" fo:font-style="normal" fo:font-weight="normal" officeooo:paragraph-rsid="008ad82d"/>
    </style:style>
    <style:style style:name="P19" style:family="paragraph" style:parent-style-name="Text_20_body">
      <style:text-properties fo:font-variant="normal" fo:text-transform="none" fo:color="#000000" style:font-name="verdana" fo:font-size="9.75pt" fo:letter-spacing="normal" fo:font-style="normal" fo:font-weight="normal" officeooo:paragraph-rsid="00901add"/>
    </style:style>
    <style:style style:name="P20" style:family="paragraph" style:parent-style-name="Text_20_body">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36dd83"/>
    </style:style>
    <style:style style:name="P21" style:family="paragraph" style:parent-style-name="Text_20_body">
      <style:text-properties fo:font-variant="normal" fo:text-transform="none" fo:color="#000000" style:font-name="verdana" fo:font-size="9.75pt" fo:letter-spacing="normal" fo:font-style="normal" style:text-underline-style="solid" style:text-underline-width="auto" style:text-underline-color="font-color" fo:font-weight="bold" officeooo:paragraph-rsid="00154324" style:font-weight-asian="bold" style:font-weight-complex="bold" loext:padding="0cm" loext:border="none"/>
    </style:style>
    <style:style style:name="P22" style:family="paragraph" style:parent-style-name="Text_20_body">
      <style:text-properties fo:font-variant="normal" fo:text-transform="none" fo:color="#000000" style:font-name="verdana" fo:font-size="9.75pt" fo:letter-spacing="normal" fo:font-style="normal" style:text-underline-style="solid" style:text-underline-width="auto" style:text-underline-color="font-color" fo:font-weight="bold" officeooo:rsid="001a2a9e" officeooo:paragraph-rsid="001a2a9e" style:font-weight-asian="bold" style:font-weight-complex="bold" loext:padding="0cm" loext:border="none"/>
    </style:style>
    <style:style style:name="P23" style:family="paragraph" style:parent-style-name="Text_20_body">
      <style:text-properties fo:font-variant="normal" fo:text-transform="none" fo:color="#000000" style:font-name="verdana" fo:font-size="9.75pt" fo:letter-spacing="normal" fo:font-style="normal" style:text-underline-style="none" fo:font-weight="normal" officeooo:rsid="00096c5a" officeooo:paragraph-rsid="00096c5a" style:font-weight-asian="normal" style:font-weight-complex="normal"/>
    </style:style>
    <style:style style:name="P24" style:family="paragraph" style:parent-style-name="Text_20_body">
      <style:text-properties fo:font-variant="normal" fo:text-transform="none" fo:color="#000000" style:font-name="verdana" fo:font-size="9.75pt" fo:letter-spacing="normal" fo:font-style="normal" style:text-underline-style="none" fo:font-weight="normal" officeooo:rsid="001a2a9e" officeooo:paragraph-rsid="001a2a9e" style:font-weight-asian="normal" style:font-weight-complex="normal" loext:padding="0cm" loext:border="none"/>
    </style:style>
    <style:style style:name="P25" style:family="paragraph" style:parent-style-name="Text_20_body">
      <style:text-properties fo:font-variant="normal" fo:text-transform="none" fo:color="#000000" style:font-name="verdana1" fo:font-size="9.75pt" fo:letter-spacing="normal" fo:font-style="normal" fo:font-weight="normal" officeooo:paragraph-rsid="00154324" loext:padding="0cm" loext:border="none"/>
    </style:style>
    <style:style style:name="P26" style:family="paragraph" style:parent-style-name="Text_20_body">
      <style:text-properties fo:font-variant="normal" fo:text-transform="none" fo:color="#000000" style:font-name="verdana1" fo:font-size="9.75pt" fo:letter-spacing="normal" fo:font-style="normal" fo:font-weight="normal" officeooo:paragraph-rsid="00204f02" loext:padding="0cm" loext:border="none"/>
    </style:style>
    <style:style style:name="P27" style:family="paragraph" style:parent-style-name="Text_20_body">
      <style:text-properties fo:font-variant="normal" fo:text-transform="none" fo:color="#000000" style:font-name="verdana1" fo:font-size="9.75pt" fo:letter-spacing="normal" fo:font-style="normal" fo:font-weight="normal" officeooo:paragraph-rsid="0036dd83" loext:padding="0cm" loext:border="none"/>
    </style:style>
    <style:style style:name="P28" style:family="paragraph" style:parent-style-name="Text_20_body">
      <style:text-properties fo:font-variant="normal" fo:text-transform="none" fo:color="#000000" style:font-name="verdana1" fo:font-size="9.75pt" fo:letter-spacing="normal" fo:font-style="normal" fo:font-weight="normal" officeooo:paragraph-rsid="004da43b" loext:padding="0cm" loext:border="none"/>
    </style:style>
    <style:style style:name="P29" style:family="paragraph" style:parent-style-name="Text_20_body">
      <style:text-properties fo:font-variant="normal" fo:text-transform="none" fo:color="#000000" style:font-name="verdana1" fo:font-size="9.75pt" fo:letter-spacing="normal" fo:font-style="normal" fo:font-weight="normal" officeooo:paragraph-rsid="006759f2" loext:padding="0cm" loext:border="none"/>
    </style:style>
    <style:style style:name="P30" style:family="paragraph" style:parent-style-name="Text_20_body">
      <style:text-properties fo:font-variant="normal" fo:text-transform="none" fo:color="#000000" style:font-name="verdana1" fo:font-size="9.75pt" fo:letter-spacing="normal" fo:font-style="normal" fo:font-weight="normal" officeooo:paragraph-rsid="0040b8da"/>
    </style:style>
    <style:style style:name="P31" style:family="paragraph" style:parent-style-name="Text_20_body">
      <style:text-properties fo:font-variant="normal" fo:text-transform="none" fo:color="#000000" style:font-name="verdana1" fo:font-size="9.75pt" fo:letter-spacing="normal" fo:font-style="normal" fo:font-weight="normal" officeooo:rsid="006d4fcf" officeooo:paragraph-rsid="006d4fcf" loext:padding="0cm" loext:border="none"/>
    </style:style>
    <style:style style:name="P32" style:family="paragraph" style:parent-style-name="Text_20_body">
      <style:text-properties fo:font-variant="normal" fo:text-transform="none" fo:color="#000000" fo:letter-spacing="normal" officeooo:paragraph-rsid="0036dd83" loext:padding="0cm" loext:border="none"/>
    </style:style>
    <style:style style:name="P33" style:family="paragraph" style:parent-style-name="Text_20_body">
      <style:text-properties officeooo:paragraph-rsid="00204f02"/>
    </style:style>
    <style:style style:name="P34" style:family="paragraph" style:parent-style-name="Text_20_body">
      <style:text-properties officeooo:paragraph-rsid="0036dd83"/>
    </style:style>
    <style:style style:name="P35" style:family="paragraph" style:parent-style-name="Text_20_body">
      <style:text-properties officeooo:paragraph-rsid="004da43b"/>
    </style:style>
    <style:style style:name="P36" style:family="paragraph" style:parent-style-name="Text_20_body">
      <style:text-properties officeooo:paragraph-rsid="0056a2a8"/>
    </style:style>
    <style:style style:name="P37" style:family="paragraph" style:parent-style-name="Text_20_body">
      <style:text-properties style:text-underline-style="solid" style:text-underline-width="auto" style:text-underline-color="font-color" officeooo:paragraph-rsid="00992563"/>
    </style:style>
    <style:style style:name="P38" style:family="paragraph" style:parent-style-name="Text_20_body">
      <style:text-properties officeooo:paragraph-rsid="0097edfc"/>
    </style:style>
    <style:style style:name="P39" style:family="paragraph" style:parent-style-name="Text_20_body">
      <style:text-properties officeooo:paragraph-rsid="00992563"/>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42" style:family="paragraph" style:parent-style-name="Text_20_body">
      <style:paragraph-properties fo:margin-left="0cm" fo:margin-right="0cm" fo:margin-top="0cm" fo:margin-bottom="0cm" loext:contextual-spacing="false" style:line-height-at-least="0.556cm" fo:text-align="start"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43" style:family="paragraph" style:parent-style-name="Text_20_body">
      <style:paragraph-properties fo:margin-left="0cm" fo:margin-right="0cm" fo:margin-top="0cm" fo:margin-bottom="0cm" loext:contextual-spacing="false" style:line-height-at-least="0.556cm" fo:text-align="start"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officeooo:paragraph-rsid="002582b1" loext:padding="0cm" loext:border="none"/>
    </style:style>
    <style:style style:name="P44" style:family="paragraph" style:parent-style-name="Text_20_body">
      <style:paragraph-properties fo:margin-left="0cm" fo:margin-right="0cm" fo:margin-top="0cm" fo:margin-bottom="0cm" loext:contextual-spacing="false" style:line-height-at-least="0.556cm" fo:text-align="start" style:justify-single-word="false" fo:orphans="2" fo:widows="2" fo:text-indent="0cm" style:auto-text-indent="false" fo:padding="0cm" fo:border="none"/>
      <style:text-properties fo:font-variant="normal" fo:text-transform="none" fo:color="#000000" style:font-name="verdana" fo:font-size="9.75pt" fo:letter-spacing="normal" fo:font-style="normal" fo:font-weight="normal" loext:padding="0cm" loext:border="none"/>
    </style:style>
    <style:style style:name="P45" style:family="paragraph" style:parent-style-name="Text_20_body" style:list-style-name="L1">
      <style:text-properties fo:font-variant="normal" fo:text-transform="none" fo:color="#000000" style:font-name="verdana" fo:font-size="9.75pt" fo:letter-spacing="normal" fo:font-style="normal" fo:font-weight="normal" officeooo:paragraph-rsid="0010e832"/>
    </style:style>
    <style:style style:name="P46" style:family="paragraph" style:parent-style-name="Text_20_body" style:list-style-name="L1">
      <style:text-properties fo:font-variant="normal" fo:text-transform="none" fo:color="#000000" style:font-name="verdana" fo:font-size="9.75pt" fo:letter-spacing="normal" fo:font-style="normal" fo:font-weight="normal" officeooo:paragraph-rsid="0012b996"/>
    </style:style>
    <style:style style:name="P47" style:family="paragraph" style:parent-style-name="Text_20_body" style:list-style-name="L2">
      <style:text-properties fo:font-variant="normal" fo:text-transform="none" fo:color="#000000" style:font-name="verdana" fo:font-size="9.75pt" fo:letter-spacing="normal" fo:font-style="normal" fo:font-weight="normal" officeooo:paragraph-rsid="00154324"/>
    </style:style>
    <style:style style:name="P48" style:family="paragraph" style:parent-style-name="Text_20_body">
      <style:text-properties fo:font-variant="normal" fo:text-transform="none" fo:color="#000000" style:font-name="verdana" fo:font-size="9.75pt" fo:letter-spacing="normal" fo:font-style="normal" fo:font-weight="normal" officeooo:paragraph-rsid="004da43b"/>
    </style:style>
    <style:style style:name="P49" style:family="paragraph" style:parent-style-name="Text_20_body">
      <style:text-properties fo:font-variant="normal" fo:text-transform="none" fo:color="#000000" style:font-name="verdana" fo:font-size="9.75pt" fo:letter-spacing="normal" fo:font-style="normal" fo:font-weight="normal" officeooo:paragraph-rsid="004da43b" loext:padding="0cm" loext:border="none"/>
    </style:style>
    <style:style style:name="P50" style:family="paragraph" style:parent-style-name="Text_20_body">
      <style:text-properties fo:font-variant="normal" fo:text-transform="none" fo:color="#000000" style:font-name="verdana" fo:font-size="9.75pt" fo:letter-spacing="normal" fo:font-style="normal" fo:font-weight="normal" officeooo:paragraph-rsid="0056a2a8" loext:padding="0cm" loext:border="none"/>
    </style:style>
    <style:style style:name="P51" style:family="paragraph" style:parent-style-name="Text_20_body">
      <style:text-properties fo:font-variant="normal" fo:text-transform="none" fo:color="#000000" style:font-name="verdana" fo:font-size="9.75pt" fo:letter-spacing="normal" fo:font-style="normal" fo:font-weight="normal" officeooo:paragraph-rsid="00a9d27d"/>
    </style:style>
    <style:style style:name="P52" style:family="paragraph" style:parent-style-name="Text_20_body">
      <style:text-properties fo:font-variant="normal" fo:text-transform="none" fo:color="#000000" style:font-name="verdana" fo:font-size="9.75pt" fo:letter-spacing="normal" fo:font-style="normal" fo:font-weight="normal" officeooo:paragraph-rsid="00d2cca5"/>
    </style:style>
    <style:style style:name="P53" style:family="paragraph" style:parent-style-name="Text_20_body">
      <style:text-properties fo:font-variant="normal" fo:text-transform="none" fo:color="#000000" style:font-name="verdana" fo:font-size="9.75pt" fo:letter-spacing="normal" fo:font-style="normal" fo:font-weight="normal" officeooo:paragraph-rsid="00f64bce"/>
    </style:style>
    <style:style style:name="P54" style:family="paragraph" style:parent-style-name="Text_20_body" style:list-style-name="L55">
      <style:text-properties fo:font-variant="normal" fo:text-transform="none" fo:color="#000000" style:font-name="verdana" fo:font-size="9.75pt" fo:letter-spacing="normal" fo:font-style="normal" fo:font-weight="normal" officeooo:paragraph-rsid="00f64bce"/>
    </style:style>
    <style:style style:name="P55" style:family="paragraph" style:parent-style-name="Text_20_body" style:list-style-name="L2">
      <style:text-properties fo:font-variant="normal" fo:text-transform="none" fo:color="#000000" style:font-name="verdana" fo:font-size="9.75pt" fo:letter-spacing="normal" fo:font-style="normal" style:text-underline-style="none" fo:font-weight="normal" officeooo:rsid="00096c5a" officeooo:paragraph-rsid="00154324" style:font-weight-asian="normal" style:font-weight-complex="normal"/>
    </style:style>
    <style:style style:name="P56" style:family="paragraph" style:parent-style-name="Text_20_body" style:list-style-name="L4">
      <style:text-properties fo:font-variant="normal" fo:text-transform="none" fo:color="#000000" style:font-name="verdana" fo:font-size="9.75pt" fo:letter-spacing="normal" fo:font-style="normal" style:text-underline-style="none" fo:font-weight="normal" officeooo:rsid="001855de" officeooo:paragraph-rsid="001855de" style:font-weight-asian="normal" style:font-weight-complex="normal" loext:padding="0cm" loext:border="none"/>
    </style:style>
    <style:style style:name="P57" style:family="paragraph" style:parent-style-name="Text_20_body" style:list-style-name="L5">
      <style:text-properties fo:font-variant="normal" fo:text-transform="none" fo:color="#000000" style:font-name="verdana" fo:font-size="9.75pt" fo:letter-spacing="normal" fo:font-style="normal" style:text-underline-style="none" fo:font-weight="normal" officeooo:rsid="001855de" officeooo:paragraph-rsid="001855de" style:font-weight-asian="normal" style:font-weight-complex="normal" loext:padding="0cm" loext:border="none"/>
    </style:style>
    <style:style style:name="P58" style:family="paragraph" style:parent-style-name="Text_20_body" style:list-style-name="L20">
      <style:text-properties fo:font-variant="normal" fo:text-transform="none" fo:color="#000000" style:font-name="verdana" fo:font-size="9.75pt" fo:letter-spacing="normal" fo:font-style="normal" style:text-underline-style="none" fo:font-weight="normal" officeooo:rsid="00889589" officeooo:paragraph-rsid="0088df2b" fo:background-color="#ffffff" loext:padding="0cm" loext:border="none"/>
    </style:style>
    <style:style style:name="P59" style:family="paragraph" style:parent-style-name="Text_20_body" style:list-style-name="L3">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1855de"/>
    </style:style>
    <style:style style:name="P60" style:family="paragraph" style:parent-style-name="Text_20_body" style:list-style-name="L6">
      <style:text-properties fo:font-variant="normal" fo:text-transform="none" fo:color="#000000" style:font-name="verdana" fo:font-size="9.75pt" fo:letter-spacing="normal" fo:font-style="normal" style:text-underline-style="solid" style:text-underline-width="auto" style:text-underline-color="font-color" fo:font-weight="normal" officeooo:rsid="00154324" officeooo:paragraph-rsid="00204f02"/>
    </style:style>
    <style:style style:name="P61" style:family="paragraph" style:parent-style-name="Text_20_body" style:list-style-name="L6">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204f02"/>
    </style:style>
    <style:style style:name="P62" style:family="paragraph" style:parent-style-name="Text_20_body" style:list-style-name="L9">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294c52"/>
    </style:style>
    <style:style style:name="P63" style:family="paragraph" style:parent-style-name="Text_20_body" style:list-style-name="L9">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2ceff7"/>
    </style:style>
    <style:style style:name="P64" style:family="paragraph" style:parent-style-name="Text_20_body" style:list-style-name="L13">
      <style:text-properties fo:font-variant="normal" fo:text-transform="none" fo:color="#000000" style:font-name="verdana" fo:font-size="9.75pt" fo:letter-spacing="normal" fo:font-style="normal" style:text-underline-style="solid" style:text-underline-width="auto" style:text-underline-color="font-color" fo:font-weight="normal" officeooo:rsid="0072e837" officeooo:paragraph-rsid="00749c43"/>
    </style:style>
    <style:style style:name="P65" style:family="paragraph" style:parent-style-name="Text_20_body" style:list-style-name="L13">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749c43"/>
    </style:style>
    <style:style style:name="P66" style:family="paragraph" style:parent-style-name="Text_20_body" style:list-style-name="L18">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86403d"/>
    </style:style>
    <style:style style:name="P67" style:family="paragraph" style:parent-style-name="Text_20_body" style:list-style-name="L22">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901add"/>
    </style:style>
    <style:style style:name="P68" style:family="paragraph" style:parent-style-name="Text_20_body" style:list-style-name="L22">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901add" loext:padding="0cm" loext:border="none"/>
    </style:style>
    <style:style style:name="P69" style:family="paragraph" style:parent-style-name="Text_20_body">
      <style:text-properties fo:font-variant="normal" fo:text-transform="none" fo:color="#000000" style:font-name="verdana" fo:font-size="9.75pt" fo:letter-spacing="normal" fo:font-style="normal" style:text-underline-style="solid" style:text-underline-width="auto" style:text-underline-color="font-color" fo:font-weight="normal" officeooo:rsid="00f403e9" officeooo:paragraph-rsid="00f64bce" style:font-size-asian="8.75pt" style:font-size-complex="10pt"/>
    </style:style>
    <style:style style:name="P70" style:family="paragraph" style:parent-style-name="Text_20_body">
      <style:text-properties fo:font-variant="normal" fo:text-transform="none" fo:color="#000000" style:font-name="verdana" fo:font-size="9.75pt" fo:letter-spacing="normal" fo:font-style="normal" style:text-underline-style="solid" style:text-underline-width="auto" style:text-underline-color="font-color" fo:font-weight="normal" officeooo:paragraph-rsid="00f64bce"/>
    </style:style>
    <style:style style:name="P71" style:family="paragraph" style:parent-style-name="Text_20_body" style:list-style-name="L50">
      <style:text-properties fo:font-variant="normal" fo:text-transform="none" fo:color="#000000" style:font-name="verdana" fo:font-size="9.75pt" fo:letter-spacing="normal" fo:font-style="normal" style:text-underline-style="solid" style:text-underline-width="auto" style:text-underline-color="font-color" fo:font-weight="bold" officeooo:paragraph-rsid="00eaf48d" style:font-weight-asian="bold" style:font-weight-complex="bold"/>
    </style:style>
    <style:style style:name="P72" style:family="paragraph" style:parent-style-name="Text_20_body" style:list-style-name="L6">
      <style:text-properties fo:font-variant="normal" fo:text-transform="none" fo:color="#000000" style:font-name="verdana1" fo:font-size="9.75pt" fo:letter-spacing="normal" fo:font-style="normal" fo:font-weight="normal" officeooo:paragraph-rsid="00204f02" loext:padding="0cm" loext:border="none"/>
    </style:style>
    <style:style style:name="P73" style:family="paragraph" style:parent-style-name="Text_20_body" style:list-style-name="L9">
      <style:text-properties fo:font-variant="normal" fo:text-transform="none" fo:color="#000000" style:font-name="verdana1" fo:font-size="9.75pt" fo:letter-spacing="normal" fo:font-style="normal" fo:font-weight="normal" officeooo:paragraph-rsid="0032b671" loext:padding="0cm" loext:border="none"/>
    </style:style>
    <style:style style:name="P74" style:family="paragraph" style:parent-style-name="Text_20_body" style:list-style-name="L9">
      <style:text-properties fo:font-variant="normal" fo:text-transform="none" fo:color="#000000" style:font-name="verdana1" fo:font-size="9.75pt" fo:letter-spacing="normal" fo:font-style="normal" fo:font-weight="normal" officeooo:paragraph-rsid="0033f70a" loext:padding="0cm" loext:border="none"/>
    </style:style>
    <style:style style:name="P75" style:family="paragraph" style:parent-style-name="Text_20_body" style:list-style-name="L9">
      <style:text-properties fo:font-variant="normal" fo:text-transform="none" fo:color="#000000" style:font-name="verdana1" fo:font-size="9.75pt" fo:letter-spacing="normal" fo:font-style="normal" fo:font-weight="normal" officeooo:paragraph-rsid="002ceff7" loext:padding="0cm" loext:border="none"/>
    </style:style>
    <style:style style:name="P76" style:family="paragraph" style:parent-style-name="Text_20_body">
      <style:text-properties fo:font-variant="normal" fo:text-transform="none" fo:color="#000000" style:font-name="verdana1" fo:font-size="9.75pt" fo:letter-spacing="normal" fo:font-style="normal" fo:font-weight="normal" officeooo:paragraph-rsid="0040cc44" loext:padding="0cm" loext:border="none"/>
    </style:style>
    <style:style style:name="P77" style:family="paragraph" style:parent-style-name="Text_20_body">
      <style:text-properties fo:font-variant="normal" fo:text-transform="none" fo:color="#000000" style:font-name="verdana1" fo:font-size="9.75pt" fo:letter-spacing="normal" fo:font-style="normal" fo:font-weight="normal" officeooo:paragraph-rsid="00459c83" loext:padding="0cm" loext:border="none"/>
    </style:style>
    <style:style style:name="P78" style:family="paragraph" style:parent-style-name="Text_20_body">
      <style:text-properties fo:font-variant="normal" fo:text-transform="none" fo:color="#000000" style:font-name="verdana1" fo:font-size="9.75pt" fo:letter-spacing="normal" fo:font-style="normal" fo:font-weight="normal" officeooo:paragraph-rsid="0056a2a8" loext:padding="0cm" loext:border="none"/>
    </style:style>
    <style:style style:name="P79" style:family="paragraph" style:parent-style-name="Text_20_body" style:list-style-name="L13">
      <style:text-properties fo:font-variant="normal" fo:text-transform="none" fo:color="#000000" style:font-name="verdana1" fo:font-size="9.75pt" fo:letter-spacing="normal" fo:font-style="normal" fo:font-weight="normal" officeooo:paragraph-rsid="00763c88" loext:padding="0cm" loext:border="none"/>
    </style:style>
    <style:style style:name="P80" style:family="paragraph" style:parent-style-name="Text_20_body" style:list-style-name="L13">
      <style:text-properties fo:font-variant="normal" fo:text-transform="none" fo:color="#000000" style:font-name="verdana1" fo:font-size="9.75pt" fo:letter-spacing="normal" fo:font-style="normal" fo:font-weight="normal" officeooo:paragraph-rsid="007a0a3e" loext:padding="0cm" loext:border="none"/>
    </style:style>
    <style:style style:name="P81" style:family="paragraph" style:parent-style-name="Text_20_body" style:list-style-name="L17">
      <style:text-properties fo:font-variant="normal" fo:text-transform="none" fo:color="#000000" style:font-name="verdana1" fo:font-size="9.75pt" fo:letter-spacing="normal" fo:font-style="normal" fo:font-weight="normal" officeooo:paragraph-rsid="00805ad7" loext:padding="0cm" loext:border="none"/>
    </style:style>
    <style:style style:name="P82" style:family="paragraph" style:parent-style-name="Text_20_body" style:list-style-name="L19">
      <style:text-properties fo:font-variant="normal" fo:text-transform="none" fo:color="#000000" style:font-name="verdana1" fo:font-size="9.75pt" fo:letter-spacing="normal" fo:font-style="normal" fo:font-weight="normal" officeooo:paragraph-rsid="00889589" loext:padding="0cm" loext:border="none"/>
    </style:style>
    <style:style style:name="P83" style:family="paragraph" style:parent-style-name="Text_20_body" style:list-style-name="L20">
      <style:text-properties fo:font-variant="normal" fo:text-transform="none" fo:color="#000000" style:font-name="verdana1" fo:font-size="9.75pt" fo:letter-spacing="normal" fo:font-style="normal" fo:font-weight="normal" officeooo:paragraph-rsid="0088df2b" loext:padding="0cm" loext:border="none"/>
    </style:style>
    <style:style style:name="P84" style:family="paragraph" style:parent-style-name="Text_20_body" style:list-style-name="L21">
      <style:text-properties fo:font-variant="normal" fo:text-transform="none" fo:color="#000000" style:font-name="verdana1" fo:font-size="9.75pt" fo:letter-spacing="normal" fo:font-style="normal" fo:font-weight="normal" officeooo:paragraph-rsid="008ad82d" loext:padding="0cm" loext:border="none"/>
    </style:style>
    <style:style style:name="P85" style:family="paragraph" style:parent-style-name="Text_20_body" style:list-style-name="L23">
      <style:text-properties fo:font-variant="normal" fo:text-transform="none" fo:color="#000000" style:font-name="verdana1" fo:font-size="9.75pt" fo:letter-spacing="normal" fo:font-style="normal" fo:font-weight="normal" officeooo:paragraph-rsid="00901add" loext:padding="0cm" loext:border="none"/>
    </style:style>
    <style:style style:name="P86" style:family="paragraph" style:parent-style-name="Text_20_body" style:list-style-name="L24">
      <style:text-properties fo:font-variant="normal" fo:text-transform="none" fo:color="#000000" style:font-name="verdana1" fo:font-size="9.75pt" fo:letter-spacing="normal" fo:font-style="normal" fo:font-weight="normal" officeooo:paragraph-rsid="0097edfc" loext:padding="0cm" loext:border="none"/>
    </style:style>
    <style:style style:name="P87" style:family="paragraph" style:parent-style-name="Text_20_body" style:list-style-name="L32">
      <style:text-properties fo:font-variant="normal" fo:text-transform="none" fo:color="#000000" style:font-name="verdana1" fo:font-size="9.75pt" fo:letter-spacing="normal" fo:font-style="normal" fo:font-weight="normal" officeooo:paragraph-rsid="00b87e45" loext:padding="0cm" loext:border="none"/>
    </style:style>
    <style:style style:name="P88" style:family="paragraph" style:parent-style-name="Text_20_body" style:list-style-name="L32">
      <style:text-properties fo:font-variant="normal" fo:text-transform="none" fo:color="#000000" style:font-name="verdana1" fo:font-size="9.75pt" fo:letter-spacing="normal" fo:font-style="normal" fo:font-weight="normal" officeooo:paragraph-rsid="00bbd554" loext:padding="0cm" loext:border="none"/>
    </style:style>
    <style:style style:name="P89" style:family="paragraph" style:parent-style-name="Text_20_body" style:list-style-name="L32">
      <style:text-properties fo:font-variant="normal" fo:text-transform="none" fo:color="#000000" style:font-name="verdana1" fo:font-size="9.75pt" fo:letter-spacing="normal" fo:font-style="normal" fo:font-weight="normal" officeooo:paragraph-rsid="00c28fb9" loext:padding="0cm" loext:border="none"/>
    </style:style>
    <style:style style:name="P90" style:family="paragraph" style:parent-style-name="Text_20_body" style:list-style-name="L32">
      <style:text-properties fo:font-variant="normal" fo:text-transform="none" fo:color="#000000" style:font-name="verdana1" fo:font-size="9.75pt" fo:letter-spacing="normal" fo:font-style="normal" fo:font-weight="normal" officeooo:paragraph-rsid="00c9470e" loext:padding="0cm" loext:border="none"/>
    </style:style>
    <style:style style:name="P91" style:family="paragraph" style:parent-style-name="Text_20_body" style:list-style-name="L55">
      <style:text-properties fo:font-variant="normal" fo:text-transform="none" fo:color="#000000" style:font-name="verdana1" fo:font-size="9.75pt" fo:letter-spacing="normal" fo:font-style="normal" fo:font-weight="normal" officeooo:paragraph-rsid="00f97252" loext:padding="0cm" loext:border="none"/>
    </style:style>
    <style:style style:name="P92" style:family="paragraph" style:parent-style-name="Text_20_body" style:list-style-name="L9">
      <style:text-properties fo:font-variant="normal" fo:text-transform="none" fo:color="#000000" style:font-name="verdana1" fo:font-size="9.75pt" fo:letter-spacing="normal" fo:font-style="normal" style:text-underline-style="none" fo:font-weight="normal" officeooo:paragraph-rsid="0033f70a" loext:padding="0cm" loext:border="none"/>
    </style:style>
    <style:style style:name="P93" style:family="paragraph" style:parent-style-name="Text_20_body" style:list-style-name="L18">
      <style:text-properties fo:font-variant="normal" fo:text-transform="none" fo:color="#000000" style:font-name="verdana1" fo:font-size="9.75pt" fo:letter-spacing="normal" fo:font-style="normal" style:text-underline-style="solid" style:text-underline-width="auto" style:text-underline-color="font-color" fo:font-weight="normal" officeooo:paragraph-rsid="0086403d" loext:padding="0cm" loext:border="none"/>
    </style:style>
    <style:style style:name="P94" style:family="paragraph" style:parent-style-name="Text_20_body" style:list-style-name="L9">
      <style:text-properties fo:font-variant="normal" fo:text-transform="none" fo:color="#000000" fo:letter-spacing="normal" officeooo:paragraph-rsid="0033f70a" loext:padding="0cm" loext:border="none"/>
    </style:style>
    <style:style style:name="P95" style:family="paragraph" style:parent-style-name="Text_20_body" style:list-style-name="L17">
      <style:text-properties fo:font-variant="normal" fo:text-transform="none" fo:color="#000000" fo:letter-spacing="normal" officeooo:paragraph-rsid="00805ad7" loext:padding="0cm" loext:border="none"/>
    </style:style>
    <style:style style:name="P96" style:family="paragraph" style:parent-style-name="Text_20_body" style:list-style-name="L20">
      <style:text-properties fo:font-variant="normal" fo:text-transform="none" fo:color="#000000" fo:letter-spacing="normal" officeooo:paragraph-rsid="0088df2b" loext:padding="0cm" loext:border="none"/>
    </style:style>
    <style:style style:name="P97" style:family="paragraph" style:parent-style-name="Text_20_body" style:list-style-name="L32">
      <style:text-properties fo:font-variant="normal" fo:text-transform="none" fo:color="#000000" fo:letter-spacing="normal" officeooo:paragraph-rsid="00b87e45" loext:padding="0cm" loext:border="none"/>
    </style:style>
    <style:style style:name="P98" style:family="paragraph" style:parent-style-name="Text_20_body" style:list-style-name="L55">
      <style:text-properties fo:font-variant="normal" fo:text-transform="none" fo:color="#000000" fo:letter-spacing="normal" officeooo:paragraph-rsid="00f97252" loext:padding="0cm" loext:border="none"/>
    </style:style>
    <style:style style:name="P99" style:family="paragraph" style:parent-style-name="Text_20_body" style:list-style-name="L55">
      <style:text-properties fo:font-variant="normal" fo:text-transform="none" fo:color="#000000" fo:letter-spacing="normal" officeooo:paragraph-rsid="00f97252"/>
    </style:style>
    <style:style style:name="P100" style:family="paragraph" style:parent-style-name="Text_20_body">
      <style:text-properties fo:font-variant="normal" fo:text-transform="none" fo:color="#000000" fo:letter-spacing="normal" officeooo:paragraph-rsid="00f97252"/>
    </style:style>
    <style:style style:name="P101" style:family="paragraph" style:parent-style-name="Text_20_body" style:list-style-name="L10">
      <style:text-properties officeooo:paragraph-rsid="0036dd83"/>
    </style:style>
    <style:style style:name="P102" style:family="paragraph" style:parent-style-name="Text_20_body" style:list-style-name="L11">
      <style:text-properties officeooo:paragraph-rsid="0056a2a8"/>
    </style:style>
    <style:style style:name="P103" style:family="paragraph" style:parent-style-name="Text_20_body" style:list-style-name="L12">
      <style:text-properties officeooo:paragraph-rsid="006759f2"/>
    </style:style>
    <style:style style:name="P104" style:family="paragraph" style:parent-style-name="Text_20_body" style:list-style-name="L14">
      <style:text-properties officeooo:paragraph-rsid="00763c88"/>
    </style:style>
    <style:style style:name="P105" style:family="paragraph" style:parent-style-name="Text_20_body" style:list-style-name="L15">
      <style:text-properties officeooo:paragraph-rsid="00749c43"/>
    </style:style>
    <style:style style:name="P106" style:family="paragraph" style:parent-style-name="Text_20_body" style:list-style-name="L16">
      <style:text-properties officeooo:paragraph-rsid="007a0a3e"/>
    </style:style>
    <style:style style:name="P107" style:family="paragraph" style:parent-style-name="Text_20_body" style:list-style-name="L17">
      <style:text-properties officeooo:paragraph-rsid="00805ad7"/>
    </style:style>
    <style:style style:name="P108" style:family="paragraph" style:parent-style-name="Text_20_body" style:list-style-name="L17">
      <style:text-properties style:text-underline-style="none" officeooo:paragraph-rsid="00749c43"/>
    </style:style>
    <style:style style:name="P109" style:family="paragraph" style:parent-style-name="Text_20_body" style:list-style-name="L19">
      <style:text-properties officeooo:paragraph-rsid="0086403d"/>
    </style:style>
    <style:style style:name="P110" style:family="paragraph" style:parent-style-name="Text_20_body" style:list-style-name="L20">
      <style:text-properties officeooo:paragraph-rsid="00889589"/>
    </style:style>
    <style:style style:name="P111" style:family="paragraph" style:parent-style-name="Text_20_body" style:list-style-name="L21">
      <style:text-properties officeooo:paragraph-rsid="008ad82d"/>
    </style:style>
    <style:style style:name="P112" style:family="paragraph" style:parent-style-name="Text_20_body" style:list-style-name="L23">
      <style:text-properties officeooo:paragraph-rsid="00901add"/>
    </style:style>
    <style:style style:name="P113" style:family="paragraph" style:parent-style-name="Text_20_body" style:list-style-name="L24">
      <style:text-properties officeooo:paragraph-rsid="00901add"/>
    </style:style>
    <style:style style:name="P114" style:family="paragraph" style:parent-style-name="Text_20_body" style:list-style-name="L25">
      <style:text-properties officeooo:paragraph-rsid="009d8a5d"/>
    </style:style>
    <style:style style:name="P115" style:family="paragraph" style:parent-style-name="Text_20_body" style:list-style-name="L26">
      <style:text-properties officeooo:paragraph-rsid="00992563"/>
    </style:style>
    <style:style style:name="P116" style:family="paragraph" style:parent-style-name="Text_20_body">
      <style:text-properties officeooo:paragraph-rsid="00acc5a1"/>
    </style:style>
    <style:style style:name="P117" style:family="paragraph" style:parent-style-name="Text_20_body">
      <style:text-properties officeooo:paragraph-rsid="00b3c776"/>
    </style:style>
    <style:style style:name="P118" style:family="paragraph" style:parent-style-name="Text_20_body">
      <style:text-properties officeooo:paragraph-rsid="00b87e45"/>
    </style:style>
    <style:style style:name="P119" style:family="paragraph" style:parent-style-name="Text_20_body">
      <style:text-properties fo:color="#000000" fo:font-size="16pt" style:text-underline-style="solid" style:text-underline-width="auto" style:text-underline-color="font-color" officeooo:rsid="00f403e9" officeooo:paragraph-rsid="00f403e9" style:font-size-asian="16pt" style:font-size-complex="16pt"/>
    </style:style>
    <style:style style:name="P120" style:family="paragraph" style:parent-style-name="Text_20_body" style:list-style-name="L32">
      <style:text-properties officeooo:paragraph-rsid="00b87e45"/>
    </style:style>
    <style:style style:name="P121" style:family="paragraph" style:parent-style-name="Text_20_body" style:list-style-name="L32">
      <style:text-properties officeooo:paragraph-rsid="00bbd554"/>
    </style:style>
    <style:style style:name="P122" style:family="paragraph" style:parent-style-name="Text_20_body" style:list-style-name="L32">
      <style:text-properties officeooo:paragraph-rsid="00c28fb9"/>
    </style:style>
    <style:style style:name="P123" style:family="paragraph" style:parent-style-name="Text_20_body" style:list-style-name="L32">
      <style:text-properties officeooo:paragraph-rsid="00c9470e"/>
    </style:style>
    <style:style style:name="P124" style:family="paragraph" style:parent-style-name="Text_20_body" style:list-style-name="L32">
      <style:text-properties officeooo:paragraph-rsid="00c970ba"/>
    </style:style>
    <style:style style:name="P125" style:family="paragraph" style:parent-style-name="Text_20_body">
      <style:text-properties officeooo:paragraph-rsid="00c970ba"/>
    </style:style>
    <style:style style:name="P126" style:family="paragraph" style:parent-style-name="Text_20_body" style:list-style-name="L38">
      <style:text-properties officeooo:paragraph-rsid="00cac250"/>
    </style:style>
    <style:style style:name="P127" style:family="paragraph" style:parent-style-name="Text_20_body" style:list-style-name="L38">
      <style:text-properties officeooo:paragraph-rsid="00cceefe"/>
    </style:style>
    <style:style style:name="P128" style:family="paragraph" style:parent-style-name="Text_20_body" style:list-style-name="L38">
      <style:text-properties officeooo:paragraph-rsid="00ce4d6b"/>
    </style:style>
    <style:style style:name="P129" style:family="paragraph" style:parent-style-name="Text_20_body" style:list-style-name="L38">
      <style:text-properties officeooo:paragraph-rsid="00d12949"/>
    </style:style>
    <style:style style:name="P130" style:family="paragraph" style:parent-style-name="Text_20_body" style:list-style-name="L38">
      <style:text-properties officeooo:paragraph-rsid="00d155eb"/>
    </style:style>
    <style:style style:name="P131" style:family="paragraph" style:parent-style-name="Text_20_body">
      <style:text-properties officeooo:paragraph-rsid="00cceefe"/>
    </style:style>
    <style:style style:name="P132" style:family="paragraph" style:parent-style-name="Text_20_body">
      <style:text-properties officeooo:paragraph-rsid="00d155eb"/>
    </style:style>
    <style:style style:name="P133" style:family="paragraph" style:parent-style-name="Text_20_body">
      <style:text-properties officeooo:paragraph-rsid="00d70d95"/>
    </style:style>
    <style:style style:name="P134" style:family="paragraph" style:parent-style-name="Text_20_body">
      <style:text-properties officeooo:paragraph-rsid="00d8a69c"/>
    </style:style>
    <style:style style:name="P135" style:family="paragraph" style:parent-style-name="Text_20_body" style:list-style-name="L44">
      <style:text-properties officeooo:paragraph-rsid="00dd835b"/>
    </style:style>
    <style:style style:name="P136" style:family="paragraph" style:parent-style-name="Text_20_body" style:list-style-name="L44">
      <style:text-properties officeooo:paragraph-rsid="00e68a1e"/>
    </style:style>
    <style:style style:name="P137" style:family="paragraph" style:parent-style-name="Text_20_body">
      <style:text-properties officeooo:paragraph-rsid="00e56177"/>
    </style:style>
    <style:style style:name="P138" style:family="paragraph" style:parent-style-name="Text_20_body" style:list-style-name="L45">
      <style:text-properties officeooo:paragraph-rsid="00e56177"/>
    </style:style>
    <style:style style:name="P139" style:family="paragraph" style:parent-style-name="Text_20_body" style:list-style-name="L45">
      <style:text-properties officeooo:paragraph-rsid="00ea3657"/>
    </style:style>
    <style:style style:name="P140" style:family="paragraph" style:parent-style-name="Text_20_body" style:list-style-name="L45">
      <style:text-properties officeooo:paragraph-rsid="00eaf48d"/>
    </style:style>
    <style:style style:name="P141" style:family="paragraph" style:parent-style-name="Text_20_body">
      <style:text-properties officeooo:paragraph-rsid="00eaf48d"/>
    </style:style>
    <style:style style:name="P142" style:family="paragraph" style:parent-style-name="Text_20_body" style:list-style-name="L48">
      <style:text-properties officeooo:paragraph-rsid="00d8a69c"/>
    </style:style>
    <style:style style:name="P143" style:family="paragraph" style:parent-style-name="Text_20_body" style:list-style-name="L49">
      <style:text-properties officeooo:paragraph-rsid="00e56177"/>
    </style:style>
    <style:style style:name="P144" style:family="paragraph" style:parent-style-name="Text_20_body" style:list-style-name="L51">
      <style:text-properties officeooo:paragraph-rsid="00eaf48d"/>
    </style:style>
    <style:style style:name="P145"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officeooo:paragraph-rsid="00204f02" loext:padding="0cm" loext:border="none"/>
    </style:style>
    <style:style style:name="P146" style:family="paragraph" style:parent-style-name="Text_20_body" style:list-style-name="L7">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47" style:family="paragraph" style:parent-style-name="Text_20_body" style:list-style-name="L7">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officeooo:paragraph-rsid="00204f02" loext:padding="0cm" loext:border="none"/>
    </style:style>
    <style:style style:name="P148" style:family="paragraph" style:parent-style-name="Text_20_body" style:list-style-name="L8">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4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T1" style:family="text">
      <style:text-properties fo:font-weight="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d70d95" loext:padding="0cm" loext:border="none"/>
    </style:style>
    <style:style style:name="T5" style:family="text">
      <style:text-properties style:text-underline-style="none" officeooo:rsid="00096c5a" style:font-weight-asian="normal" style:font-weight-complex="normal"/>
    </style:style>
    <style:style style:name="T6" style:family="text">
      <style:text-properties style:text-underline-style="none" officeooo:rsid="000bf831" style:font-weight-asian="normal" style:font-weight-complex="normal"/>
    </style:style>
    <style:style style:name="T7" style:family="text">
      <style:text-properties style:text-underline-style="none" style:font-weight-asian="normal" style:font-weight-complex="normal" loext:padding="0cm" loext:border="none"/>
    </style:style>
    <style:style style:name="T8" style:family="text">
      <style:text-properties style:text-underline-style="none" officeooo:rsid="001a2a9e" style:font-weight-asian="normal" style:font-weight-complex="normal" loext:padding="0cm" loext:border="none"/>
    </style:style>
    <style:style style:name="T9" style:family="text">
      <style:text-properties style:text-underline-style="none" officeooo:rsid="001d7dce" style:font-weight-asian="normal" style:font-weight-complex="normal" loext:padding="0cm" loext:border="none"/>
    </style:style>
    <style:style style:name="T10" style:family="text">
      <style:text-properties style:text-underline-style="none" fo:font-weight="bold" style:font-weight-asian="normal" style:font-weight-complex="normal"/>
    </style:style>
    <style:style style:name="T11" style:family="text">
      <style:text-properties style:text-underline-style="none" loext:padding="0cm" loext:border="none"/>
    </style:style>
    <style:style style:name="T12" style:family="text">
      <style:text-properties fo:font-style="normal"/>
    </style:style>
    <style:style style:name="T13" style:family="text">
      <style:text-properties style:font-name="verdana"/>
    </style:style>
    <style:style style:name="T14" style:family="text">
      <style:text-properties style:font-name="verdana" fo:font-size="12pt" style:text-underline-style="solid" style:text-underline-width="auto" style:text-underline-color="font-color" style:font-size-asian="12pt" style:font-size-complex="12pt"/>
    </style:style>
    <style:style style:name="T15" style:family="text">
      <style:text-properties style:font-name="verdana" fo:font-size="12pt" style:text-underline-style="none" fo:font-weight="normal" style:font-size-asian="12pt" style:font-weight-asian="normal" style:font-size-complex="12pt" style:font-weight-complex="normal"/>
    </style:style>
    <style:style style:name="T16" style:family="text">
      <style:text-properties style:font-name="verdana" loext:padding="0cm" loext:border="none"/>
    </style:style>
    <style:style style:name="T17" style:family="text">
      <style:text-properties style:font-name="verdana" officeooo:rsid="0040b8da" loext:padding="0cm" loext:border="none"/>
    </style:style>
    <style:style style:name="T18" style:family="text">
      <style:text-properties style:font-name="verdana" style:text-underline-style="solid" style:text-underline-width="auto" style:text-underline-color="font-color" fo:font-weight="bold" style:font-weight-asian="bold" style:font-weight-complex="bold"/>
    </style:style>
    <style:style style:name="T19" style:family="text">
      <style:text-properties style:font-name="verdana" style:text-underline-style="solid" style:text-underline-width="auto" style:text-underline-color="font-color" fo:font-weight="bold" style:font-weight-asian="bold" style:font-weight-complex="bold" loext:padding="0cm" loext:border="none"/>
    </style:style>
    <style:style style:name="T20" style:family="text">
      <style:text-properties style:font-name="verdana" officeooo:rsid="00b7e7a2"/>
    </style:style>
    <style:style style:name="T21" style:family="text">
      <style:text-properties style:font-name="verdana" fo:font-size="9.75pt" fo:font-style="normal" fo:font-weight="normal" officeooo:rsid="00b7e7a2"/>
    </style:style>
    <style:style style:name="T22" style:family="text">
      <style:text-properties style:font-name="verdana" officeooo:rsid="00b87e45"/>
    </style:style>
    <style:style style:name="T23" style:family="text">
      <style:text-properties fo:font-variant="normal" fo:text-transform="none" fo:color="#000000" style:font-name="verdana" fo:font-size="9.75pt" fo:letter-spacing="normal" fo:font-style="normal"/>
    </style:style>
    <style:style style:name="T24" style:family="text">
      <style:text-properties fo:font-variant="normal" fo:text-transform="none" fo:color="#000000" style:font-name="verdana" fo:font-size="9.75pt" fo:letter-spacing="normal" fo:font-style="normal" style:text-underline-style="none" fo:font-weight="normal"/>
    </style:style>
    <style:style style:name="T25" style:family="text">
      <style:text-properties fo:font-variant="normal" fo:text-transform="none" fo:color="#000000" style:font-name="verdana" fo:font-size="9.75pt" fo:letter-spacing="normal" fo:font-style="normal" style:text-underline-style="none" fo:font-weight="normal" style:font-weight-asian="normal" style:font-weight-complex="normal"/>
    </style:style>
    <style:style style:name="T26" style:family="text">
      <style:text-properties fo:font-variant="normal" fo:text-transform="none" fo:color="#000000" style:font-name="verdana" fo:font-size="9.75pt" fo:letter-spacing="normal" fo:font-style="normal" style:text-underline-style="none" fo:font-weight="normal" officeooo:rsid="00053f36" style:font-weight-asian="normal" style:font-weight-complex="normal"/>
    </style:style>
    <style:style style:name="T27" style:family="text">
      <style:text-properties fo:font-variant="normal" fo:text-transform="none" fo:color="#000000" style:font-name="verdana" fo:font-size="9.75pt" fo:letter-spacing="normal" fo:font-style="normal" style:text-underline-style="none" fo:font-weight="normal" officeooo:rsid="00b7e7a2" style:font-weight-asian="normal" style:font-weight-complex="normal" loext:padding="0cm" loext:border="none"/>
    </style:style>
    <style:style style:name="T28" style:family="text">
      <style:text-properties fo:font-variant="normal" fo:text-transform="none" fo:color="#000000" style:font-name="verdana" fo:font-size="9.75pt" fo:letter-spacing="normal" fo:font-style="normal" style:text-underline-style="none" fo:font-weight="normal" style:font-size-asian="12pt" style:font-weight-asian="normal" style:font-size-complex="12pt" style:font-weight-complex="normal"/>
    </style:style>
    <style:style style:name="T29" style:family="text">
      <style:text-properties fo:font-variant="normal" fo:text-transform="none" fo:color="#000000" style:font-name="verdana" fo:font-size="9.75pt" fo:letter-spacing="normal" fo:font-style="normal" style:text-underline-style="none" fo:font-weight="normal" loext:padding="0cm" loext:border="none"/>
    </style:style>
    <style:style style:name="T30" style:family="text">
      <style:text-properties fo:font-variant="normal" fo:text-transform="none" fo:color="#000000" style:font-name="verdana" fo:font-size="9.75pt" fo:letter-spacing="normal" fo:font-style="normal" style:text-underline-style="none" fo:font-weight="normal" officeooo:rsid="00805ad7" loext:padding="0cm" loext:border="none"/>
    </style:style>
    <style:style style:name="T31" style:family="text">
      <style:text-properties fo:font-variant="normal" fo:text-transform="none" fo:color="#000000" style:font-name="verdana" fo:font-size="9.75pt" fo:letter-spacing="normal" fo:font-style="normal" style:text-underline-style="none" fo:font-weight="normal" officeooo:rsid="00889589"/>
    </style:style>
    <style:style style:name="T32" style:family="text">
      <style:text-properties fo:font-variant="normal" fo:text-transform="none" fo:color="#000000" style:font-name="verdana" fo:font-size="9.75pt" fo:letter-spacing="normal" fo:font-style="normal" style:text-underline-style="none" fo:font-weight="normal" officeooo:rsid="00901add" loext:padding="0cm" loext:border="none"/>
    </style:style>
    <style:style style:name="T33" style:family="text">
      <style:text-properties fo:font-variant="normal" fo:text-transform="none" fo:color="#000000" style:font-name="verdana" fo:font-size="9.75pt" fo:letter-spacing="normal" fo:font-style="normal" style:text-underline-style="none" fo:font-weight="normal" officeooo:rsid="00d70d95" style:font-weight-asian="bold" style:font-weight-complex="bold" loext:padding="0cm" loext:border="none"/>
    </style:style>
    <style:style style:name="T34" style:family="text">
      <style:text-properties fo:font-variant="normal" fo:text-transform="none" fo:color="#000000" style:font-name="verdana" fo:font-size="9.75pt" fo:letter-spacing="normal" fo:font-style="normal" style:text-underline-style="none" fo:font-weight="normal" style:font-weight-asian="bold" style:font-weight-complex="bold" loext:padding="0cm" loext:border="none"/>
    </style:style>
    <style:style style:name="T35" style:family="text">
      <style:text-properties fo:font-variant="normal" fo:text-transform="none" fo:color="#000000" style:font-name="verdana" fo:font-size="9.75pt" fo:letter-spacing="normal" fo:font-style="normal" style:text-underline-style="none" fo:font-weight="normal" officeooo:rsid="00eaf48d" style:font-weight-asian="bold" style:font-weight-complex="bold" loext:padding="0cm" loext:border="none"/>
    </style:style>
    <style:style style:name="T36" style:family="text">
      <style:text-properties fo:font-variant="normal" fo:text-transform="none" fo:color="#000000" style:font-name="verdana" fo:font-size="9.75pt" fo:letter-spacing="normal" fo:font-style="normal" style:text-underline-style="none" fo:font-weight="bold"/>
    </style:style>
    <style:style style:name="T37" style:family="text">
      <style:text-properties fo:font-variant="normal" fo:text-transform="none" fo:color="#000000" style:font-name="verdana" fo:font-size="9.75pt" fo:letter-spacing="normal" fo:font-style="normal" style:text-underline-style="none" fo:font-weight="bold" style:font-weight-asian="normal" style:font-weight-complex="normal"/>
    </style:style>
    <style:style style:name="T38" style:family="text">
      <style:text-properties fo:font-variant="normal" fo:text-transform="none" fo:color="#000000" style:font-name="verdana" fo:font-size="9.75pt" fo:letter-spacing="normal" fo:font-style="normal" style:text-underline-style="none" fo:font-weight="bold" officeooo:rsid="00d70d95" style:font-weight-asian="bold" style:font-weight-complex="bold" loext:padding="0cm" loext:border="none"/>
    </style:style>
    <style:style style:name="T39" style:family="text">
      <style:text-properties fo:font-variant="normal" fo:text-transform="none" fo:color="#000000" style:font-name="verdana" fo:font-size="9.75pt" fo:letter-spacing="normal" fo:font-style="normal" style:text-underline-style="solid" style:text-underline-width="auto" style:text-underline-color="font-color"/>
    </style:style>
    <style:style style:name="T40" style:family="text">
      <style:text-properties fo:font-variant="normal" fo:text-transform="none" fo:color="#000000" style:font-name="verdana" fo:font-size="9.75pt" fo:letter-spacing="normal" fo:font-style="normal" style:text-underline-style="solid" style:text-underline-width="auto" style:text-underline-color="font-color" fo:font-weight="bold"/>
    </style:style>
    <style:style style:name="T41" style:family="text">
      <style:text-properties fo:font-variant="normal" fo:text-transform="none" fo:color="#000000" style:font-name="verdana" fo:font-size="9.75pt"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color="#000000" style:font-name="verdana" fo:font-size="9.75pt" fo:letter-spacing="normal" fo:font-style="normal" style:text-underline-style="solid" style:text-underline-width="auto" style:text-underline-color="font-color" fo:font-weight="bold" officeooo:rsid="0036dd83" style:font-weight-asian="bold" style:font-weight-complex="bold"/>
    </style:style>
    <style:style style:name="T43" style:family="text">
      <style:text-properties fo:font-variant="normal" fo:text-transform="none" fo:color="#000000" style:font-name="verdana" fo:font-size="9.75pt" fo:letter-spacing="normal" fo:font-style="normal" style:text-underline-style="solid" style:text-underline-width="auto" style:text-underline-color="font-color" fo:font-weight="bold" officeooo:rsid="00b7e7a2" style:font-weight-asian="bold" style:font-weight-complex="bold" loext:padding="0cm" loext:border="none"/>
    </style:style>
    <style:style style:name="T44" style:family="text">
      <style:text-properties fo:font-variant="normal" fo:text-transform="none" fo:color="#000000" style:font-name="verdana" fo:font-size="9.75pt" fo:letter-spacing="normal" fo:font-style="normal" style:text-underline-style="solid" style:text-underline-width="auto" style:text-underline-color="font-color" fo:font-weight="bold" officeooo:rsid="00acc5a1" loext:padding="0cm" loext:border="none"/>
    </style:style>
    <style:style style:name="T45" style:family="text">
      <style:text-properties fo:font-variant="normal" fo:text-transform="none" fo:color="#000000" style:font-name="verdana" fo:font-size="9.75pt" fo:letter-spacing="normal" fo:font-style="normal" style:text-underline-style="solid" style:text-underline-width="auto" style:text-underline-color="font-color" fo:font-weight="bold" loext:padding="0cm" loext:border="none"/>
    </style:style>
    <style:style style:name="T46" style:family="text">
      <style:text-properties fo:font-variant="normal" fo:text-transform="none" fo:color="#000000" style:font-name="verdana" fo:font-size="9.75pt" fo:letter-spacing="normal" fo:font-style="normal" style:text-underline-style="solid" style:text-underline-width="auto" style:text-underline-color="font-color" fo:font-weight="bold" officeooo:rsid="00d70d95" loext:padding="0cm" loext:border="none"/>
    </style:style>
    <style:style style:name="T47" style:family="text">
      <style:text-properties fo:font-variant="normal" fo:text-transform="none" fo:color="#000000" style:font-name="verdana" fo:font-size="9.75pt" fo:letter-spacing="normal" fo:font-style="normal" style:text-underline-style="solid" style:text-underline-width="auto" style:text-underline-color="font-color" fo:font-weight="bold" officeooo:rsid="00dd835b" loext:padding="0cm" loext:border="none"/>
    </style:style>
    <style:style style:name="T48" style:family="text">
      <style:text-properties fo:font-variant="normal" fo:text-transform="none" fo:color="#000000" style:font-name="verdana" fo:font-size="9.75pt" fo:letter-spacing="normal" fo:font-style="normal" style:text-underline-style="solid" style:text-underline-width="auto" style:text-underline-color="font-color" officeooo:rsid="0056a2a8" loext:padding="0cm" loext:border="none"/>
    </style:style>
    <style:style style:name="T49" style:family="text">
      <style:text-properties fo:font-variant="normal" fo:text-transform="none" fo:color="#000000" style:font-name="verdana" fo:font-size="9.75pt" fo:letter-spacing="normal" fo:font-style="normal" style:text-underline-style="solid" style:text-underline-width="auto" style:text-underline-color="font-color" loext:padding="0cm" loext:border="none"/>
    </style:style>
    <style:style style:name="T50"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889589"/>
    </style:style>
    <style:style style:name="T51"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901add" loext:padding="0cm" loext:border="none"/>
    </style:style>
    <style:style style:name="T52"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992563"/>
    </style:style>
    <style:style style:name="T53"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992563" style:font-weight-asian="normal" style:font-weight-complex="normal" loext:padding="0cm" loext:border="none"/>
    </style:style>
    <style:style style:name="T54"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9d8a5d"/>
    </style:style>
    <style:style style:name="T55"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9d8a5d" loext:padding="0cm" loext:border="none"/>
    </style:style>
    <style:style style:name="T56"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dd835b" loext:padding="0cm" loext:border="none"/>
    </style:style>
    <style:style style:name="T57"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e56177" loext:padding="0cm" loext:border="none"/>
    </style:style>
    <style:style style:name="T58"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e68a1e" loext:padding="0cm" loext:border="none"/>
    </style:style>
    <style:style style:name="T59"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d70d95" style:font-weight-asian="bold" style:font-weight-complex="bold" loext:padding="0cm" loext:border="none"/>
    </style:style>
    <style:style style:name="T60" style:family="text">
      <style:text-properties fo:font-variant="normal" fo:text-transform="none" fo:color="#000000" style:font-name="verdana" fo:font-size="9.75pt" fo:letter-spacing="normal" fo:font-style="normal" style:text-underline-style="solid" style:text-underline-width="auto" style:text-underline-color="font-color" fo:font-weight="normal" officeooo:rsid="00eaf48d" style:font-weight-asian="bold" style:font-weight-complex="bold" loext:padding="0cm" loext:border="none"/>
    </style:style>
    <style:style style:name="T61" style:family="text">
      <style:text-properties fo:font-variant="normal" fo:text-transform="none" fo:color="#000000" style:font-name="verdana" fo:font-size="9.75pt" fo:letter-spacing="normal" fo:font-style="normal" fo:font-weight="normal"/>
    </style:style>
    <style:style style:name="T62" style:family="text">
      <style:text-properties fo:font-variant="normal" fo:text-transform="none" fo:color="#000000" style:font-name="verdana" fo:font-size="9.75pt" fo:letter-spacing="normal" fo:font-style="normal" fo:font-weight="normal" officeooo:rsid="00154324"/>
    </style:style>
    <style:style style:name="T63" style:family="text">
      <style:text-properties fo:font-variant="normal" fo:text-transform="none" fo:color="#000000" style:font-name="verdana" fo:font-size="9.75pt" fo:letter-spacing="normal" fo:font-style="normal" fo:font-weight="normal" officeooo:rsid="0036dd83"/>
    </style:style>
    <style:style style:name="T64" style:family="text">
      <style:text-properties fo:font-variant="normal" fo:text-transform="none" fo:color="#000000" style:font-name="verdana" fo:font-size="9.75pt" fo:letter-spacing="normal" fo:font-style="normal" fo:font-weight="normal" loext:padding="0cm" loext:border="none"/>
    </style:style>
    <style:style style:name="T65" style:family="text">
      <style:text-properties fo:font-variant="normal" fo:text-transform="none" fo:color="#000000" style:font-name="verdana" fo:font-size="9.75pt" fo:letter-spacing="normal" fo:font-style="normal" fo:font-weight="normal" officeooo:rsid="0072e837" loext:padding="0cm" loext:border="none"/>
    </style:style>
    <style:style style:name="T66" style:family="text">
      <style:text-properties fo:font-variant="normal" fo:text-transform="none" fo:color="#000000" style:font-name="verdana" fo:font-size="9.75pt" fo:letter-spacing="normal" fo:font-style="normal" fo:font-weight="normal" style:font-weight-asian="normal" style:font-weight-complex="normal"/>
    </style:style>
    <style:style style:name="T67" style:family="text">
      <style:text-properties fo:font-variant="normal" fo:text-transform="none" fo:color="#000000" style:font-name="verdana" fo:font-size="9.75pt" fo:letter-spacing="normal" fo:font-style="normal" fo:font-weight="normal" officeooo:rsid="00acc5a1" style:font-weight-asian="normal" style:font-weight-complex="normal" loext:padding="0cm" loext:border="none"/>
    </style:style>
    <style:style style:name="T68" style:family="text">
      <style:text-properties fo:font-variant="normal" fo:text-transform="none" fo:color="#000000" style:font-name="verdana" fo:font-size="9.75pt" fo:letter-spacing="normal" fo:font-style="normal" fo:font-weight="normal" style:font-weight-asian="normal" style:font-weight-complex="normal" loext:padding="0cm" loext:border="none"/>
    </style:style>
    <style:style style:name="T69" style:family="text">
      <style:text-properties fo:font-variant="normal" fo:text-transform="none" fo:color="#000000" style:font-name="verdana" fo:font-size="9.75pt" fo:letter-spacing="normal" fo:font-style="normal" fo:font-weight="normal" officeooo:rsid="00992563"/>
    </style:style>
    <style:style style:name="T70" style:family="text">
      <style:text-properties fo:font-variant="normal" fo:text-transform="none" fo:color="#000000" style:font-name="verdana" fo:font-size="9.75pt" fo:letter-spacing="normal" fo:font-style="normal" fo:font-weight="normal" officeooo:rsid="00992563" loext:padding="0cm" loext:border="none"/>
    </style:style>
    <style:style style:name="T71" style:family="text">
      <style:text-properties fo:font-variant="normal" fo:text-transform="none" fo:color="#000000" style:font-name="verdana" fo:font-size="9.75pt" fo:letter-spacing="normal" fo:font-style="normal" fo:font-weight="normal" officeooo:rsid="009d8a5d"/>
    </style:style>
    <style:style style:name="T72" style:family="text">
      <style:text-properties fo:font-variant="normal" fo:text-transform="none" fo:color="#000000" style:font-name="verdana" fo:font-size="9.75pt" fo:letter-spacing="normal" fo:font-style="normal" fo:font-weight="normal" officeooo:rsid="009d8a5d" loext:padding="0cm" loext:border="none"/>
    </style:style>
    <style:style style:name="T73" style:family="text">
      <style:text-properties fo:font-variant="normal" fo:text-transform="none" fo:color="#000000" style:font-name="verdana" fo:font-size="9.75pt" fo:letter-spacing="normal" fo:font-style="normal" fo:font-weight="normal" officeooo:rsid="00acc5a1" loext:padding="0cm" loext:border="none"/>
    </style:style>
    <style:style style:name="T74" style:family="text">
      <style:text-properties fo:font-variant="normal" fo:text-transform="none" fo:color="#000000" style:font-name="verdana" fo:font-size="9.75pt" fo:letter-spacing="normal" fo:font-style="normal" fo:font-weight="normal" officeooo:rsid="00b7e7a2" loext:padding="0cm" loext:border="none"/>
    </style:style>
    <style:style style:name="T75" style:family="text">
      <style:text-properties fo:font-variant="normal" fo:text-transform="none" fo:color="#000000" style:font-name="verdana" fo:font-size="9.75pt" fo:letter-spacing="normal" fo:font-style="normal" fo:font-weight="normal" officeooo:rsid="00b87e45" loext:padding="0cm" loext:border="none"/>
    </style:style>
    <style:style style:name="T76" style:family="text">
      <style:text-properties fo:font-variant="normal" fo:text-transform="none" fo:color="#000000" style:font-name="verdana" fo:font-size="9.75pt" fo:letter-spacing="normal" fo:font-style="normal" fo:font-weight="normal" officeooo:rsid="00cac250" loext:padding="0cm" loext:border="none"/>
    </style:style>
    <style:style style:name="T77" style:family="text">
      <style:text-properties fo:font-variant="normal" fo:text-transform="none" fo:color="#000000" style:font-name="verdana" fo:font-size="9.75pt" fo:letter-spacing="normal" fo:font-style="normal" fo:font-weight="normal" officeooo:rsid="00d155eb" loext:padding="0cm" loext:border="none"/>
    </style:style>
    <style:style style:name="T78" style:family="text">
      <style:text-properties fo:font-variant="normal" fo:text-transform="none" fo:color="#000000" style:font-name="verdana" fo:font-size="9.75pt" fo:letter-spacing="normal" fo:font-style="normal" fo:font-weight="normal" officeooo:rsid="00d70d95" loext:padding="0cm" loext:border="none"/>
    </style:style>
    <style:style style:name="T79" style:family="text">
      <style:text-properties fo:font-variant="normal" fo:text-transform="none" fo:color="#000000" style:font-name="verdana" fo:font-size="9.75pt" fo:letter-spacing="normal" fo:font-style="normal" fo:font-weight="normal" officeooo:rsid="00e188ca" loext:padding="0cm" loext:border="none"/>
    </style:style>
    <style:style style:name="T80" style:family="text">
      <style:text-properties fo:font-variant="normal" fo:text-transform="none" fo:color="#000000" style:font-name="verdana" fo:font-size="9.75pt" fo:letter-spacing="normal" fo:font-style="normal" fo:font-weight="normal" officeooo:rsid="00dd835b" loext:padding="0cm" loext:border="none"/>
    </style:style>
    <style:style style:name="T81" style:family="text">
      <style:text-properties fo:font-variant="normal" fo:text-transform="none" fo:color="#000000" style:font-name="verdana" fo:font-size="9.75pt" fo:letter-spacing="normal" fo:font-style="normal" fo:font-weight="normal" officeooo:rsid="00e56177" loext:padding="0cm" loext:border="none"/>
    </style:style>
    <style:style style:name="T82" style:family="text">
      <style:text-properties fo:font-variant="normal" fo:text-transform="none" fo:color="#000000" style:font-name="verdana" fo:font-size="9.75pt" fo:letter-spacing="normal" fo:font-style="normal" fo:font-weight="normal" officeooo:rsid="00e68a1e" loext:padding="0cm" loext:border="none"/>
    </style:style>
    <style:style style:name="T83" style:family="text">
      <style:text-properties fo:font-variant="normal" fo:text-transform="none" fo:color="#000000" style:font-name="verdana" fo:font-size="9.75pt" fo:letter-spacing="normal" fo:font-style="normal" fo:font-weight="normal" officeooo:rsid="00e56177" fo:background-color="#ffffff" loext:char-shading-value="0" loext:padding="0cm" loext:border="none"/>
    </style:style>
    <style:style style:name="T84" style:family="text">
      <style:text-properties fo:font-variant="normal" fo:text-transform="none" fo:color="#000000" style:font-name="verdana" fo:font-size="9.75pt" fo:letter-spacing="normal" fo:font-style="normal" fo:font-weight="bold"/>
    </style:style>
    <style:style style:name="T85" style:family="text">
      <style:text-properties fo:font-variant="normal" fo:text-transform="none" fo:color="#000000" style:font-name="verdana" fo:font-size="9.75pt" fo:letter-spacing="normal" fo:font-style="normal" fo:font-weight="bold" style:font-weight-asian="normal" style:font-weight-complex="normal"/>
    </style:style>
    <style:style style:name="T86" style:family="text">
      <style:text-properties fo:font-variant="normal" fo:text-transform="none" fo:color="#000000" style:font-name="verdana" fo:font-size="9.75pt" fo:letter-spacing="normal" fo:font-style="normal" fo:font-weight="bold" officeooo:rsid="00acc5a1" loext:padding="0cm" loext:border="none"/>
    </style:style>
    <style:style style:name="T87" style:family="text">
      <style:text-properties fo:font-variant="normal" fo:text-transform="none" fo:color="#000000" style:font-name="verdana" fo:font-size="9.75pt" fo:letter-spacing="normal" fo:font-style="normal" fo:font-weight="bold" officeooo:rsid="00dd835b" style:font-weight-asian="bold" style:font-weight-complex="bold" loext:padding="0cm" loext:border="none"/>
    </style:style>
    <style:style style:name="T88" style:family="text">
      <style:text-properties fo:font-variant="normal" fo:text-transform="none" fo:color="#000000" style:font-name="verdana" fo:font-size="9.75pt" fo:letter-spacing="normal" fo:font-style="normal" fo:font-weight="bold" loext:padding="0cm" loext:border="none"/>
    </style:style>
    <style:style style:name="T89" style:family="text">
      <style:text-properties fo:font-variant="normal" fo:text-transform="none" fo:color="#000000" style:font-name="verdana" fo:font-size="9.75pt" fo:letter-spacing="normal" fo:font-style="normal" fo:font-weight="bold" officeooo:rsid="00d70d95" loext:padding="0cm" loext:border="none"/>
    </style:style>
    <style:style style:name="T90" style:family="text">
      <style:text-properties fo:font-variant="normal" fo:text-transform="none" fo:color="#000000" style:font-name="verdana" fo:font-size="9.75pt" fo:letter-spacing="normal" fo:font-style="normal" fo:font-weight="bold" officeooo:rsid="00dd835b" loext:padding="0cm" loext:border="none"/>
    </style:style>
    <style:style style:name="T91" style:family="text">
      <style:text-properties fo:font-variant="normal" fo:text-transform="none" fo:color="#000000" style:font-name="verdana" fo:font-size="9.75pt" fo:letter-spacing="normal" fo:font-style="normal" loext:padding="0cm" loext:border="none"/>
    </style:style>
    <style:style style:name="T92" style:family="text">
      <style:text-properties fo:font-variant="normal" fo:text-transform="none" fo:color="#000000" style:font-name="verdana" fo:font-size="9.75pt" fo:letter-spacing="normal" fo:font-style="normal" officeooo:rsid="0056a2a8" loext:padding="0cm" loext:border="none"/>
    </style:style>
    <style:style style:name="T93" style:family="text">
      <style:text-properties fo:font-variant="normal" fo:text-transform="none" fo:color="#000000" style:font-name="verdana" fo:font-size="9.75pt" fo:letter-spacing="normal" fo:font-style="normal" officeooo:rsid="00d70d95" loext:padding="0cm" loext:border="none"/>
    </style:style>
    <style:style style:name="T94" style:family="text">
      <style:text-properties fo:font-variant="normal" fo:text-transform="none" fo:color="#000000" style:font-name="verdana" fo:font-size="9.75pt" fo:letter-spacing="normal" fo:font-weight="normal"/>
    </style:style>
    <style:style style:name="T95" style:family="text">
      <style:text-properties fo:font-variant="normal" fo:text-transform="none" fo:color="#000000" style:font-name="verdana" fo:letter-spacing="normal" fo:font-style="normal" style:text-underline-style="solid" style:text-underline-width="auto" style:text-underline-color="font-color" fo:font-weight="bold" style:font-weight-asian="bold" style:font-weight-complex="bold"/>
    </style:style>
    <style:style style:name="T96" style:family="text">
      <style:text-properties fo:font-variant="normal" fo:text-transform="none" fo:color="#000000" style:font-name="verdana" fo:letter-spacing="normal" fo:font-style="normal" style:text-underline-style="solid" style:text-underline-width="auto" style:text-underline-color="font-color" fo:font-weight="bold" officeooo:rsid="00053f36" style:font-weight-asian="bold" style:font-weight-complex="bold"/>
    </style:style>
    <style:style style:name="T97" style:family="text">
      <style:text-properties fo:font-variant="normal" fo:text-transform="none" fo:color="#000000" style:font-name="verdana" fo:letter-spacing="normal" fo:font-style="normal" style:text-underline-style="none" fo:font-weight="normal" style:font-weight-asian="normal" style:font-weight-complex="normal"/>
    </style:style>
    <style:style style:name="T98" style:family="text">
      <style:text-properties fo:font-variant="normal" fo:text-transform="none" fo:color="#000000" style:font-name="verdana1" fo:font-size="9.75pt" fo:letter-spacing="normal" fo:font-style="normal" fo:font-weight="normal" loext:padding="0cm" loext:border="none"/>
    </style:style>
    <style:style style:name="T99" style:family="text">
      <style:text-properties fo:font-variant="normal" fo:text-transform="none" fo:color="#000000" style:font-name="verdana1" fo:font-size="9.75pt" fo:letter-spacing="normal" fo:font-style="normal" fo:font-weight="normal" officeooo:rsid="006759f2" loext:padding="0cm" loext:border="none"/>
    </style:style>
    <style:style style:name="T100" style:family="text">
      <style:text-properties fo:font-variant="normal" fo:text-transform="none" fo:color="#000000" style:font-name="verdana1" fo:font-size="9.75pt" fo:letter-spacing="normal" fo:font-style="normal" fo:font-weight="normal" fo:background-color="#ffffff" loext:char-shading-value="0" loext:padding="0cm" loext:border="none"/>
    </style:style>
    <style:style style:name="T101" style:family="text">
      <style:text-properties fo:font-variant="normal" fo:text-transform="none" fo:color="#000000" style:font-name="verdana1" fo:font-size="9.75pt" fo:letter-spacing="normal" fo:font-style="normal" fo:font-weight="normal" officeooo:rsid="00889589" fo:background-color="#ffffff" loext:char-shading-value="0" loext:padding="0cm" loext:border="none"/>
    </style:style>
    <style:style style:name="T102" style:family="text">
      <style:text-properties fo:font-variant="normal" fo:text-transform="none" fo:color="#000000" style:font-name="verdana1" fo:font-size="9.75pt" fo:letter-spacing="normal" fo:font-style="normal" fo:font-weight="normal" officeooo:rsid="00e56177" fo:background-color="#ffffff" loext:char-shading-value="0" loext:padding="0cm" loext:border="none"/>
    </style:style>
    <style:style style:name="T103" style:family="text">
      <style:text-properties fo:font-variant="normal" fo:text-transform="none" fo:color="#000000" style:font-name="verdana1" fo:font-size="9.75pt" fo:letter-spacing="normal" fo:font-style="normal" fo:font-weight="normal" officeooo:rsid="00ab911b" loext:padding="0cm" loext:border="none"/>
    </style:style>
    <style:style style:name="T104" style:family="text">
      <style:text-properties fo:font-variant="normal" fo:text-transform="none" fo:color="#000000" style:font-name="verdana1" fo:font-size="9.75pt" fo:letter-spacing="normal" fo:font-style="normal" fo:font-weight="normal" officeooo:rsid="00acc5a1" loext:padding="0cm" loext:border="none"/>
    </style:style>
    <style:style style:name="T105" style:family="text">
      <style:text-properties fo:font-variant="normal" fo:text-transform="none" fo:color="#000000" style:font-name="verdana1" fo:font-size="9.75pt" fo:letter-spacing="normal" fo:font-style="normal" fo:font-weight="normal" officeooo:rsid="00c9470e" loext:padding="0cm" loext:border="none"/>
    </style:style>
    <style:style style:name="T106" style:family="text">
      <style:text-properties fo:font-variant="normal" fo:text-transform="none" fo:color="#000000" style:font-name="verdana1" fo:font-size="9.75pt" fo:letter-spacing="normal" fo:font-style="normal" fo:font-weight="normal" officeooo:rsid="00cac250" loext:padding="0cm" loext:border="none"/>
    </style:style>
    <style:style style:name="T107" style:family="text">
      <style:text-properties fo:font-variant="normal" fo:text-transform="none" fo:color="#000000" style:font-name="verdana1" fo:font-size="9.75pt" fo:letter-spacing="normal" fo:font-style="normal" fo:font-weight="normal" officeooo:rsid="00cceefe" loext:padding="0cm" loext:border="none"/>
    </style:style>
    <style:style style:name="T108" style:family="text">
      <style:text-properties fo:font-variant="normal" fo:text-transform="none" fo:color="#000000" style:font-name="verdana1" fo:font-size="9.75pt" fo:letter-spacing="normal" fo:font-style="normal" fo:font-weight="normal" style:font-weight-asian="normal" style:font-weight-complex="normal" loext:padding="0cm" loext:border="none"/>
    </style:style>
    <style:style style:name="T109" style:family="text">
      <style:text-properties fo:font-variant="normal" fo:text-transform="none" fo:color="#000000" style:font-name="verdana1" fo:font-size="9.75pt" fo:letter-spacing="normal" fo:font-style="normal" fo:font-weight="normal" officeooo:rsid="00d70d95" loext:padding="0cm" loext:border="none"/>
    </style:style>
    <style:style style:name="T110" style:family="text">
      <style:text-properties fo:font-variant="normal" fo:text-transform="none" fo:color="#000000" style:font-name="verdana1" fo:font-size="9.75pt" fo:letter-spacing="normal" fo:font-style="normal" fo:font-weight="bold" loext:padding="0cm" loext:border="none"/>
    </style:style>
    <style:style style:name="T111" style:family="text">
      <style:text-properties fo:font-variant="normal" fo:text-transform="none" fo:color="#000000" style:font-name="verdana1" fo:font-size="9.75pt" fo:letter-spacing="normal" fo:font-style="normal" fo:font-weight="bold" officeooo:rsid="00dd835b" style:font-weight-asian="normal" style:font-weight-complex="normal" loext:padding="0cm" loext:border="none"/>
    </style:style>
    <style:style style:name="T112" style:family="text">
      <style:text-properties fo:font-variant="normal" fo:text-transform="none" fo:color="#000000" style:font-name="verdana1" fo:font-size="9.75pt" fo:letter-spacing="normal" fo:font-style="normal" style:text-underline-style="none" fo:font-weight="normal" style:font-style-asian="normal" style:font-style-complex="normal" loext:padding="0cm" loext:border="none"/>
    </style:style>
    <style:style style:name="T113" style:family="text">
      <style:text-properties fo:font-variant="normal" fo:text-transform="none" fo:color="#000000" style:font-name="verdana1" fo:font-size="9.75pt" fo:letter-spacing="normal" fo:font-style="normal" style:text-underline-style="none" fo:font-weight="normal" officeooo:rsid="007a0a3e" style:font-style-asian="normal" style:font-style-complex="normal" loext:padding="0cm" loext:border="none"/>
    </style:style>
    <style:style style:name="T114" style:family="text">
      <style:text-properties fo:font-variant="normal" fo:text-transform="none" fo:color="#000000" style:font-name="verdana1" fo:font-size="9.75pt" fo:letter-spacing="normal" fo:font-style="normal" style:text-underline-style="none" fo:font-weight="normal" fo:background-color="#ffffff" loext:char-shading-value="0" loext:padding="0cm" loext:border="none"/>
    </style:style>
    <style:style style:name="T115" style:family="text">
      <style:text-properties fo:font-variant="normal" fo:text-transform="none" fo:color="#000000" style:font-name="verdana1" fo:font-size="9.75pt" fo:letter-spacing="normal" fo:font-style="normal" style:text-underline-style="none" fo:font-weight="normal" loext:padding="0cm" loext:border="none"/>
    </style:style>
    <style:style style:name="T116" style:family="text">
      <style:text-properties fo:font-variant="normal" fo:text-transform="none" fo:color="#000000" style:font-name="verdana1" fo:font-size="9.75pt" fo:letter-spacing="normal" fo:font-style="normal" style:text-underline-style="none" fo:font-weight="normal" officeooo:rsid="008ad82d" loext:padding="0cm" loext:border="none"/>
    </style:style>
    <style:style style:name="T117" style:family="text">
      <style:text-properties fo:font-variant="normal" fo:text-transform="none" fo:color="#000000" style:font-name="verdana1" fo:font-size="9.75pt" fo:letter-spacing="normal" fo:font-style="normal" style:text-underline-style="none" fo:font-weight="normal" officeooo:rsid="00901add" loext:padding="0cm" loext:border="none"/>
    </style:style>
    <style:style style:name="T118" style:family="text">
      <style:text-properties fo:font-variant="normal" fo:text-transform="none" fo:color="#000000" style:font-name="verdana1" fo:font-size="9.75pt" fo:letter-spacing="normal" fo:font-style="normal" style:text-underline-style="none" fo:font-weight="normal" officeooo:rsid="00b7e7a2" style:font-weight-asian="normal" style:font-weight-complex="normal" loext:padding="0cm" loext:border="none"/>
    </style:style>
    <style:style style:name="T119" style:family="text">
      <style:text-properties fo:font-variant="normal" fo:text-transform="none" fo:color="#000000" style:font-name="verdana1" fo:font-size="9.75pt" fo:letter-spacing="normal" fo:font-style="normal" style:text-underline-style="solid" style:text-underline-width="auto" style:text-underline-color="font-color" fo:font-weight="normal" officeooo:rsid="00889589" fo:background-color="#ffffff" loext:char-shading-value="0" loext:padding="0cm" loext:border="none"/>
    </style:style>
    <style:style style:name="T120" style:family="text">
      <style:text-properties fo:font-variant="normal" fo:text-transform="none" fo:color="#000000" style:font-name="verdana1" fo:font-size="9.75pt" fo:letter-spacing="normal" fo:font-style="normal" style:text-underline-style="solid" style:text-underline-width="auto" style:text-underline-color="font-color" fo:font-weight="normal" officeooo:rsid="00901add" loext:padding="0cm" loext:border="none"/>
    </style:style>
    <style:style style:name="T121" style:family="text">
      <style:text-properties fo:font-variant="normal" fo:text-transform="none" fo:color="#000000" style:font-name="verdana1" fo:font-size="9.75pt" fo:letter-spacing="normal" fo:font-style="normal" style:text-underline-style="solid" style:text-underline-width="auto" style:text-underline-color="font-color" fo:font-weight="normal" officeooo:rsid="00ab911b" loext:padding="0cm" loext:border="none"/>
    </style:style>
    <style:style style:name="T122" style:family="text">
      <style:text-properties fo:font-variant="normal" fo:text-transform="none" fo:color="#000000" fo:letter-spacing="normal" style:text-underline-style="none" fo:background-color="#ffffff" loext:char-shading-value="0" loext:padding="0cm" loext:border="none"/>
    </style:style>
    <style:style style:name="T123" style:family="text">
      <style:text-properties fo:font-variant="normal" fo:text-transform="none" fo:color="#000000" style:text-position="super 58%" style:font-name="verdana1" fo:font-size="9.75pt" fo:letter-spacing="normal" fo:font-style="normal" fo:font-weight="normal" loext:padding="0cm" loext:border="none"/>
    </style:style>
    <style:style style:name="T124" style:family="text">
      <style:text-properties fo:font-variant="normal" fo:text-transform="none" fo:color="#006699" style:font-name="verdana1" fo:font-size="9.75pt" fo:letter-spacing="normal" fo:font-style="normal" fo:font-weight="bold" loext:padding="0cm" loext:border="none"/>
    </style:style>
    <style:style style:name="T125" style:family="text">
      <style:text-properties fo:font-variant="normal" fo:text-transform="none" fo:color="#006699" style:font-name="verdana1" fo:font-size="9.75pt" fo:letter-spacing="normal" fo:font-style="normal" fo:font-weight="bold" officeooo:rsid="00cceefe" loext:padding="0cm" loext:border="none"/>
    </style:style>
    <style:style style:name="T126" style:family="text">
      <style:text-properties fo:font-variant="normal" fo:text-transform="none" fo:color="#006699" style:font-name="verdana1" fo:font-size="9.75pt" fo:letter-spacing="normal" fo:font-style="normal" fo:font-weight="bold" officeooo:rsid="00dd835b" loext:padding="0cm" loext:border="none"/>
    </style:style>
    <style:style style:name="T127" style:family="text">
      <style:text-properties fo:font-variant="normal" fo:text-transform="none" fo:color="#006699" style:font-name="verdana1" fo:font-size="9.75pt" fo:letter-spacing="normal" fo:font-style="normal" fo:font-weight="bold" officeooo:rsid="00e56177" fo:background-color="#ffffff" loext:char-shading-value="0" loext:padding="0cm" loext:border="none"/>
    </style:style>
    <style:style style:name="T128" style:family="text">
      <style:text-properties fo:font-variant="normal" fo:text-transform="none" fo:color="#006699" style:font-name="verdana1" fo:font-size="9.75pt" fo:letter-spacing="normal" fo:font-style="normal" style:text-underline-style="none" fo:font-weight="bold" officeooo:rsid="00b7e7a2" style:font-weight-asian="normal" style:font-weight-complex="normal" loext:padding="0cm" loext:border="none"/>
    </style:style>
    <style:style style:name="T129" style:family="text">
      <style:text-properties fo:font-variant="normal" fo:text-transform="none" fo:color="#006699" style:font-name="verdana1" fo:font-size="9.75pt" fo:letter-spacing="normal" fo:font-style="normal" style:text-underline-style="none" fo:font-weight="normal" officeooo:rsid="00b7e7a2" style:font-weight-asian="normal" style:font-weight-complex="normal" loext:padding="0cm" loext:border="none"/>
    </style:style>
    <style:style style:name="T130" style:family="text">
      <style:text-properties fo:font-variant="normal" fo:text-transform="none" fo:color="#006699" style:font-name="verdana" fo:font-size="9.75pt" fo:letter-spacing="normal" fo:font-style="normal" fo:font-weight="bold" loext:padding="0cm" loext:border="none"/>
    </style:style>
    <style:style style:name="T131" style:family="text">
      <style:text-properties fo:font-variant="normal" fo:text-transform="none" fo:color="#006699" style:font-name="verdana" fo:font-size="9.75pt" fo:letter-spacing="normal" fo:font-style="normal" fo:font-weight="bold" officeooo:rsid="00cac250" loext:padding="0cm" loext:border="none"/>
    </style:style>
    <style:style style:name="T132" style:family="text">
      <style:text-properties fo:font-variant="normal" fo:text-transform="none" fo:color="#006699" style:font-name="verdana" fo:font-size="9.75pt" fo:letter-spacing="normal" fo:font-style="normal" style:text-underline-style="none" fo:font-weight="bold" style:font-weight-asian="bold" style:font-weight-complex="bold" loext:padding="0cm" loext:border="none"/>
    </style:style>
    <style:style style:name="T133" style:family="text">
      <style:text-properties fo:font-variant="normal" fo:text-transform="none" fo:color="#ff0000" style:font-name="verdana1" fo:font-size="9.75pt" fo:letter-spacing="normal" fo:font-style="normal" fo:font-weight="normal" loext:padding="0cm" loext:border="none"/>
    </style:style>
    <style:style style:name="T134" style:family="text">
      <style:text-properties fo:font-variant="normal" fo:text-transform="none" fo:color="#ff0000" style:font-name="verdana1" fo:font-size="9.75pt" fo:letter-spacing="normal" fo:font-style="normal" fo:font-weight="normal" fo:background-color="#ffffff" loext:char-shading-value="0" loext:padding="0cm" loext:border="none"/>
    </style:style>
    <style:style style:name="T135" style:family="text">
      <style:text-properties fo:font-variant="normal" fo:text-transform="none" fo:color="#ff0000" style:font-name="verdana1" fo:font-size="9.75pt" fo:letter-spacing="normal" fo:font-style="normal" fo:font-weight="normal" officeooo:rsid="00e56177" fo:background-color="#ffffff" loext:char-shading-value="0" loext:padding="0cm" loext:border="none"/>
    </style:style>
    <style:style style:name="T136" style:family="text">
      <style:text-properties fo:font-variant="normal" fo:text-transform="none" fo:color="#ff0000" style:font-name="verdana1" fo:font-size="9.75pt" fo:letter-spacing="normal" fo:font-style="normal" style:text-underline-style="none" fo:font-weight="normal" style:font-style-asian="normal" style:font-style-complex="normal" loext:padding="0cm" loext:border="none"/>
    </style:style>
    <style:style style:name="T137" style:family="text">
      <style:text-properties fo:font-variant="normal" fo:text-transform="none" fo:color="#ff0000" style:font-name="verdana1" fo:font-size="9.75pt" fo:letter-spacing="normal" fo:font-style="normal" style:text-underline-style="none" fo:font-weight="normal" fo:background-color="#ffffff" loext:char-shading-value="0" loext:padding="0cm" loext:border="none"/>
    </style:style>
    <style:style style:name="T138" style:family="text">
      <style:text-properties fo:font-variant="normal" fo:text-transform="none" fo:color="#ff0000" style:font-name="verdana1" fo:font-size="9.75pt" fo:letter-spacing="normal" fo:font-style="normal" style:text-underline-style="none" fo:font-weight="normal" loext:padding="0cm" loext:border="none"/>
    </style:style>
    <style:style style:name="T139" style:family="text">
      <style:text-properties fo:font-variant="normal" fo:text-transform="none" fo:color="#ff0000" style:font-name="verdana1" fo:font-size="9.75pt" fo:letter-spacing="normal" fo:font-style="normal" style:text-underline-style="none" fo:font-weight="normal" officeooo:rsid="00b7e7a2" style:font-weight-asian="normal" style:font-weight-complex="normal" loext:padding="0cm" loext:border="none"/>
    </style:style>
    <style:style style:name="T140" style:family="text">
      <style:text-properties fo:font-variant="normal" fo:text-transform="none" fo:color="#ff0000" style:font-name="verdana" fo:font-size="9.75pt" fo:letter-spacing="normal" fo:font-style="normal" fo:font-weight="normal" officeooo:rsid="0072e837" loext:padding="0cm" loext:border="none"/>
    </style:style>
    <style:style style:name="T141" style:family="text">
      <style:text-properties fo:font-variant="normal" fo:text-transform="none" fo:color="#ff0000" style:font-name="verdana" fo:font-size="9.75pt" fo:letter-spacing="normal" fo:font-style="normal" fo:font-weight="normal" officeooo:rsid="00992563" loext:padding="0cm" loext:border="none"/>
    </style:style>
    <style:style style:name="T142" style:family="text">
      <style:text-properties fo:font-variant="normal" fo:text-transform="none" fo:color="#ff0000" style:font-name="verdana" fo:font-size="9.75pt" fo:letter-spacing="normal" fo:font-style="normal" fo:font-weight="normal" loext:padding="0cm" loext:border="none"/>
    </style:style>
    <style:style style:name="T143" style:family="text">
      <style:text-properties fo:font-variant="normal" fo:text-transform="none" fo:color="#ff0000" style:font-name="verdana" fo:font-size="9.75pt" fo:letter-spacing="normal" fo:font-style="normal" style:text-underline-style="none" fo:font-weight="normal" loext:padding="0cm" loext:border="none"/>
    </style:style>
    <style:style style:name="T144" style:family="text">
      <style:text-properties fo:font-variant="normal" fo:text-transform="none" fo:color="#ff0000" style:font-name="verdana" fo:font-size="9.75pt" fo:letter-spacing="normal" fo:font-style="normal" style:text-underline-style="none" fo:font-weight="normal" officeooo:rsid="00901add" loext:padding="0cm" loext:border="none"/>
    </style:style>
    <style:style style:name="T145" style:family="text">
      <style:text-properties fo:font-variant="normal" fo:text-transform="none" fo:color="#ff0000" style:font-name="verdana" fo:font-size="9.75pt" fo:letter-spacing="normal" fo:font-style="normal" style:text-underline-style="none" fo:font-weight="normal" style:font-weight-asian="bold" style:font-weight-complex="bold" loext:padding="0cm" loext:border="none"/>
    </style:style>
    <style:style style:name="T146" style:family="text">
      <style:text-properties fo:font-variant="normal" fo:text-transform="none" fo:color="#0000ff" style:font-name="verdana1" fo:font-size="9.75pt" fo:letter-spacing="normal" fo:font-style="normal" fo:font-weight="normal" loext:padding="0cm" loext:border="none"/>
    </style:style>
    <style:style style:name="T147" style:family="text">
      <style:text-properties fo:font-variant="normal" fo:text-transform="none" fo:color="#0000ff" style:font-name="verdana1" fo:font-size="9.75pt" fo:letter-spacing="normal" fo:font-style="normal" fo:font-weight="normal" officeooo:rsid="00e56177" fo:background-color="#ffffff" loext:char-shading-value="0" loext:padding="0cm" loext:border="none"/>
    </style:style>
    <style:style style:name="T148" style:family="text">
      <style:text-properties fo:font-variant="normal" fo:text-transform="none" fo:color="#0000ff" style:font-name="verdana1" fo:font-size="9.75pt" fo:letter-spacing="normal" fo:font-style="normal" style:text-underline-style="none" fo:font-weight="normal" style:font-style-asian="normal" style:font-style-complex="normal" loext:padding="0cm" loext:border="none"/>
    </style:style>
    <style:style style:name="T149" style:family="text">
      <style:text-properties fo:font-variant="normal" fo:text-transform="none" fo:color="#0000ff" style:font-name="verdana1" fo:font-size="9.75pt" fo:letter-spacing="normal" fo:font-style="normal" style:text-underline-style="none" fo:font-weight="normal" fo:background-color="#ffffff" loext:char-shading-value="0" loext:padding="0cm" loext:border="none"/>
    </style:style>
    <style:style style:name="T150" style:family="text">
      <style:text-properties fo:font-variant="normal" fo:text-transform="none" fo:color="#0000ff" style:font-name="verdana1" fo:font-size="9.75pt" fo:letter-spacing="normal" fo:font-style="normal" style:text-underline-style="none" fo:font-weight="normal" loext:padding="0cm" loext:border="none"/>
    </style:style>
    <style:style style:name="T151" style:family="text">
      <style:text-properties fo:font-variant="normal" fo:text-transform="none" fo:color="#0000ff" style:font-name="verdana1" fo:font-size="9.75pt" fo:letter-spacing="normal" fo:font-style="normal" style:text-underline-style="none" fo:font-weight="normal" officeooo:rsid="00b7e7a2" style:font-weight-asian="normal" style:font-weight-complex="normal" loext:padding="0cm" loext:border="none"/>
    </style:style>
    <style:style style:name="T152" style:family="text">
      <style:text-properties fo:font-variant="normal" fo:text-transform="none" fo:color="#0000ff" style:font-name="verdana" fo:font-size="9.75pt" fo:letter-spacing="normal" fo:font-style="normal" style:text-underline-style="none" fo:font-weight="normal" loext:padding="0cm" loext:border="none"/>
    </style:style>
    <style:style style:name="T153" style:family="text">
      <style:text-properties fo:font-variant="normal" fo:text-transform="none" fo:color="#0000ff" style:font-name="verdana" fo:font-size="9.75pt" fo:letter-spacing="normal" fo:font-style="normal" style:text-underline-style="none" fo:font-weight="normal" officeooo:rsid="00901add" loext:padding="0cm" loext:border="none"/>
    </style:style>
    <style:style style:name="T154" style:family="text">
      <style:text-properties fo:font-variant="normal" fo:text-transform="none" fo:color="#0000ff" style:font-name="verdana" fo:font-size="9.75pt" fo:letter-spacing="normal" fo:font-style="normal" style:text-underline-style="none" fo:font-weight="normal" style:font-weight-asian="bold" style:font-weight-complex="bold" loext:padding="0cm" loext:border="none"/>
    </style:style>
    <style:style style:name="T155" style:family="text">
      <style:text-properties fo:font-variant="normal" fo:text-transform="none" fo:color="#0000ff" style:font-name="verdana" fo:font-size="9.75pt" fo:letter-spacing="normal" fo:font-style="normal" fo:font-weight="normal" officeooo:rsid="00992563" loext:padding="0cm" loext:border="none"/>
    </style:style>
    <style:style style:name="T156" style:family="text">
      <style:text-properties fo:font-variant="normal" fo:text-transform="none" fo:color="#0000ff" style:font-name="verdana" fo:font-size="9.75pt" fo:letter-spacing="normal" fo:font-style="normal" fo:font-weight="normal" loext:padding="0cm" loext:border="none"/>
    </style:style>
    <style:style style:name="T157" style:family="text">
      <style:text-properties fo:font-variant="normal" fo:text-transform="none" style:font-name="verdana1" fo:letter-spacing="normal" fo:font-style="normal" fo:font-weight="bold" loext:padding="0cm" loext:border="none"/>
    </style:style>
    <style:style style:name="T158" style:family="text">
      <style:text-properties fo:font-variant="normal" fo:text-transform="none" style:font-name="verdana1" fo:letter-spacing="normal" fo:font-style="normal" style:text-underline-style="none" fo:font-weight="normal" style:font-weight-asian="normal" style:font-weight-complex="normal" loext:padding="0cm" loext:border="none"/>
    </style:style>
    <style:style style:name="T159" style:family="text">
      <style:text-properties style:text-underline-style="solid" style:text-underline-width="auto" style:text-underline-color="font-color" fo:font-weight="bold"/>
    </style:style>
    <style:style style:name="T160" style:family="text">
      <style:text-properties style:text-underline-style="solid" style:text-underline-width="auto" style:text-underline-color="font-color" fo:font-weight="bold" style:font-weight-asian="bold" style:font-weight-complex="bold"/>
    </style:style>
    <style:style style:name="T161" style:family="text">
      <style:text-properties style:text-underline-style="solid" style:text-underline-width="auto" style:text-underline-color="font-color" fo:font-weight="bold" officeooo:rsid="0040b8da" style:font-weight-asian="bold" style:font-weight-complex="bold" loext:padding="0cm" loext:border="none"/>
    </style:style>
    <style:style style:name="T162" style:family="text">
      <style:text-properties style:text-underline-style="solid" style:text-underline-width="auto" style:text-underline-color="font-color" officeooo:rsid="00889589" fo:background-color="#ffffff" loext:char-shading-value="0"/>
    </style:style>
    <style:style style:name="T163" style:family="text">
      <style:text-properties fo:font-weight="bold"/>
    </style:style>
    <style:style style:name="T164" style:family="text">
      <style:text-properties fo:font-weight="bold" style:font-weight-asian="bold" style:font-weight-complex="bold"/>
    </style:style>
    <style:style style:name="T165" style:family="text">
      <style:text-properties officeooo:rsid="000bf831"/>
    </style:style>
    <style:style style:name="T166" style:family="text">
      <style:text-properties fo:font-size="12pt" style:font-size-asian="12pt" style:font-size-complex="12pt"/>
    </style:style>
    <style:style style:name="T167" style:family="text">
      <style:text-properties fo:font-size="12pt" style:text-underline-style="none" style:font-size-asian="12pt" style:font-weight-asian="normal" style:font-size-complex="12pt" style:font-weight-complex="normal"/>
    </style:style>
    <style:style style:name="T16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69" style:family="text">
      <style:text-properties fo:font-size="12pt" fo:font-weight="bold" style:font-size-asian="12pt" style:font-size-complex="12pt"/>
    </style:style>
    <style:style style:name="T170" style:family="text">
      <style:text-properties officeooo:rsid="00154324"/>
    </style:style>
    <style:style style:name="T171" style:family="text">
      <style:text-properties loext:padding="0cm" loext:border="none"/>
    </style:style>
    <style:style style:name="T172" style:family="text">
      <style:text-properties fo:color="#ff0000"/>
    </style:style>
    <style:style style:name="T173" style:family="text">
      <style:text-properties fo:color="#ff0000" officeooo:rsid="00154324"/>
    </style:style>
    <style:style style:name="T174" style:family="text">
      <style:text-properties fo:color="#ff0000" style:font-name="verdana1"/>
    </style:style>
    <style:style style:name="T175" style:family="text">
      <style:text-properties fo:color="#ff0000" style:font-name="verdana1" fo:font-size="9.75pt" fo:font-style="normal" fo:font-weight="normal"/>
    </style:style>
    <style:style style:name="T176" style:family="text">
      <style:text-properties fo:color="#ff0000" fo:background-color="#ffffff" loext:char-shading-value="0"/>
    </style:style>
    <style:style style:name="T177" style:family="text">
      <style:text-properties fo:color="#0000ff"/>
    </style:style>
    <style:style style:name="T178" style:family="text">
      <style:text-properties fo:color="#0000ff" officeooo:rsid="00154324"/>
    </style:style>
    <style:style style:name="T179" style:family="text">
      <style:text-properties fo:color="#0000ff" style:font-name="verdana1"/>
    </style:style>
    <style:style style:name="T180" style:family="text">
      <style:text-properties fo:color="#0000ff" style:font-name="verdana1" fo:font-size="9.75pt" fo:font-style="normal" fo:font-weight="normal"/>
    </style:style>
    <style:style style:name="T181" style:family="text">
      <style:text-properties style:font-weight-asian="normal" style:font-weight-complex="normal" loext:padding="0cm" loext:border="none"/>
    </style:style>
    <style:style style:name="T182" style:family="text">
      <style:text-properties officeooo:rsid="001855de" style:font-weight-asian="normal" style:font-weight-complex="normal" loext:padding="0cm" loext:border="none"/>
    </style:style>
    <style:style style:name="T183" style:family="text">
      <style:text-properties officeooo:rsid="001d7dce"/>
    </style:style>
    <style:style style:name="T184" style:family="text">
      <style:text-properties style:font-name="verdana1"/>
    </style:style>
    <style:style style:name="T185" style:family="text">
      <style:text-properties style:font-name="verdana1" loext:padding="0cm" loext:border="none"/>
    </style:style>
    <style:style style:name="T186" style:family="text">
      <style:text-properties style:font-name="verdana1" fo:font-size="9.75pt" fo:font-style="normal" fo:font-weight="normal"/>
    </style:style>
    <style:style style:name="T187" style:family="text">
      <style:text-properties style:font-name="verdana1" fo:font-size="9.75pt" fo:font-style="normal" fo:font-weight="normal" officeooo:rsid="0036dd83"/>
    </style:style>
    <style:style style:name="T188" style:family="text">
      <style:text-properties style:font-name="verdana1" fo:font-size="9.75pt" fo:font-style="normal" fo:font-weight="normal" loext:padding="0cm" loext:border="none"/>
    </style:style>
    <style:style style:name="T189" style:family="text">
      <style:text-properties style:font-name="verdana1" fo:font-size="9.75pt" fo:font-style="normal" style:text-underline-style="none" fo:font-weight="normal"/>
    </style:style>
    <style:style style:name="T190" style:family="text">
      <style:text-properties style:font-name="verdana1" fo:font-weight="bold"/>
    </style:style>
    <style:style style:name="T191" style:family="text">
      <style:text-properties style:font-name="verdana1" fo:font-weight="bold" officeooo:rsid="004a8c90"/>
    </style:style>
    <style:style style:name="T192" style:family="text">
      <style:text-properties style:font-name="verdana1" fo:font-weight="bold" loext:padding="0cm" loext:border="none"/>
    </style:style>
    <style:style style:name="T193" style:family="text">
      <style:text-properties style:font-name="verdana1" fo:font-weight="bold" officeooo:rsid="00f64bce" style:font-weight-asian="bold" style:font-weight-complex="bold" loext:padding="0cm" loext:border="none"/>
    </style:style>
    <style:style style:name="T194" style:family="text">
      <style:text-properties style:font-name="verdana1" fo:font-weight="bold" style:font-weight-asian="bold" style:font-weight-complex="bold" loext:padding="0cm" loext:border="none"/>
    </style:style>
    <style:style style:name="T195" style:family="text">
      <style:text-properties style:font-name="verdana1" style:text-underline-style="solid" style:text-underline-width="auto" style:text-underline-color="font-color" fo:font-weight="bold"/>
    </style:style>
    <style:style style:name="T196" style:family="text">
      <style:text-properties style:font-name="verdana1" style:text-underline-style="solid" style:text-underline-width="auto" style:text-underline-color="font-color" fo:font-weight="bold" loext:padding="0cm" loext:border="none"/>
    </style:style>
    <style:style style:name="T197" style:family="text">
      <style:text-properties style:font-name="verdana1" style:text-underline-style="solid" style:text-underline-width="auto" style:text-underline-color="font-color" fo:font-weight="bold" officeooo:rsid="00d2cca5" loext:padding="0cm" loext:border="none"/>
    </style:style>
    <style:style style:name="T198" style:family="text">
      <style:text-properties style:font-name="verdana1" style:text-underline-style="solid" style:text-underline-width="auto" style:text-underline-color="font-color" fo:font-weight="bold" officeooo:rsid="00f403e9" style:font-size-asian="8.75pt" style:font-weight-asian="bold" style:font-size-complex="10pt" style:font-weight-complex="bold" loext:padding="0cm" loext:border="none"/>
    </style:style>
    <style:style style:name="T199" style:family="text">
      <style:text-properties style:font-name="verdana1" style:font-weight-asian="normal" style:font-weight-complex="normal" loext:padding="0cm" loext:border="none"/>
    </style:style>
    <style:style style:name="T200" style:family="text">
      <style:text-properties style:font-name="verdana1" style:text-underline-style="none" fo:font-weight="bold" loext:padding="0cm" loext:border="none"/>
    </style:style>
    <style:style style:name="T201" style:family="text">
      <style:text-properties style:font-name="verdana1" style:text-underline-style="none" fo:font-weight="bold" officeooo:rsid="00f403e9" style:font-size-asian="8.75pt" style:font-weight-asian="bold" style:font-size-complex="10pt" style:font-weight-complex="bold" loext:padding="0cm" loext:border="none"/>
    </style:style>
    <style:style style:name="T202" style:family="text">
      <style:text-properties style:font-name="verdana1" style:text-underline-style="none" style:font-weight-asian="normal" style:font-weight-complex="normal" loext:padding="0cm" loext:border="none"/>
    </style:style>
    <style:style style:name="T203" style:family="text">
      <style:text-properties style:font-name="verdana1" style:text-underline-style="none" officeooo:rsid="00f64bce" style:font-weight-asian="normal" style:font-weight-complex="normal" loext:padding="0cm" loext:border="none"/>
    </style:style>
    <style:style style:name="T204" style:family="text">
      <style:text-properties style:font-name="verdana1" style:text-underline-style="none" officeooo:rsid="00f403e9" style:font-size-asian="8.75pt" style:font-weight-asian="normal" style:font-size-complex="10pt" style:font-weight-complex="normal" loext:padding="0cm" loext:border="none"/>
    </style:style>
    <style:style style:name="T205" style:family="text">
      <style:text-properties style:font-name="verdana1" officeooo:rsid="00f403e9" style:font-size-asian="8.75pt" style:font-weight-asian="normal" style:font-size-complex="10pt" style:font-weight-complex="normal" loext:padding="0cm" loext:border="none"/>
    </style:style>
    <style:style style:name="T206" style:family="text">
      <style:text-properties fo:color="#006699" fo:font-weight="bold"/>
    </style:style>
    <style:style style:name="T207" style:family="text">
      <style:text-properties fo:color="#006699" style:font-name="verdana1" fo:font-weight="bold"/>
    </style:style>
    <style:style style:name="T208" style:family="text">
      <style:text-properties fo:color="#006699" style:font-name="verdana1" fo:font-weight="bold" officeooo:rsid="0060f51e"/>
    </style:style>
    <style:style style:name="T209" style:family="text">
      <style:text-properties fo:color="#006699" style:font-name="verdana1" fo:font-size="9.75pt" fo:font-style="normal" fo:font-weight="bold"/>
    </style:style>
    <style:style style:name="T210" style:family="text">
      <style:text-properties fo:color="#006699" style:font-name="verdana1" fo:font-size="9.75pt" fo:font-style="normal" fo:font-weight="bold" loext:padding="0cm" loext:border="none"/>
    </style:style>
    <style:style style:name="T211" style:family="text">
      <style:text-properties officeooo:rsid="00523121"/>
    </style:style>
    <style:style style:name="T212" style:family="text">
      <style:text-properties officeooo:rsid="006d4fcf" loext:padding="0cm" loext:border="none"/>
    </style:style>
    <style:style style:name="T213" style:family="text">
      <style:text-properties fo:background-color="#ffffff" loext:char-shading-value="0"/>
    </style:style>
    <style:style style:name="T214" style:family="text">
      <style:text-properties officeooo:rsid="00889589" fo:background-color="#ffffff" loext:char-shading-value="0"/>
    </style:style>
    <style:style style:name="T215" style:family="text">
      <style:text-properties officeooo:rsid="0088df2b"/>
    </style:style>
    <style:style style:name="T216" style:family="text">
      <style:text-properties officeooo:rsid="00c5f16e"/>
    </style:style>
    <style:style style:name="T217" style:family="text">
      <style:text-properties officeooo:rsid="00d70d95"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javascript:-" text:style-name="Internet_20_link" text:visited-style-name="Visited_20_Internet_20_Link">JAVASCRIPT</text:a><text:a xlink:type="simple" xlink:href="javascript:-" text:style-name="Internet_20_link" text:visited-style-name="Visited_20_Internet_20_Link"><text:span text:style-name="T3">:-</text:span></text:a></text:p>
      <text:p text:style-name="P2"><text:span text:style-name="T26">JavaScript is </text:span><text:span text:style-name="Emphasis"><text:span text:style-name="T26">an object-based scripting language</text:span></text:span><text:span text:style-name="T26"> which is lightweight and cross-platform.</text:span></text:p>
      <text:p text:style-name="P4"><text:span text:style-name="T96">J</text:span><text:span text:style-name="T95">aavascript comments</text:span><text:span text:style-name="T97">:-</text:span></text:p>
      <text:p text:style-name="P3"><text:span text:style-name="T25">The </text:span><text:span text:style-name="T37">JavaScript comments</text:span><text:span text:style-name="T25"> are meaningful way to deliver message. It is used to add information about the code, warnings or suggestions so that end user can easily interpret the code.</text:span></text:p>
      <text:list xml:id="list3976178456" text:style-name="L1">
        <text:list-item>
          <text:p text:style-name="P45"><text:span text:style-name="T5">Single-line Comment :- It is represented by double forward slashes </text:span><text:span text:style-name="T6">(“// hello”)</text:span></text:p>
        </text:list-item>
        <text:list-item>
          <text:p text:style-name="P46">Multi-line Comment :- It is represented by forward slash with asterisk then asterisk with forward slash.<text:span text:style-name="T165">(/* hiii */)</text:span></text:p>
        </text:list-item>
      </text:list>
      <text:p text:style-name="P5"><text:span text:style-name="T168">JavaScript variable</text:span><text:span text:style-name="T10">:-</text:span></text:p>
      <text:p text:style-name="P3"><text:span text:style-name="T25">A </text:span><text:span text:style-name="T37">JavaScript variable</text:span><text:span text:style-name="T25"> is simply a name of storage location. There are two types of variables in JavaScript : local variable and global variable.</text:span></text:p>
      <text:list xml:id="list1681930715" text:style-name="L2">
        <text:list-item>
          <text:p text:style-name="P55">Name must start with a letter (a to z or A to Z), underscore( _ ), or dollar( $ ) sign.</text:p>
        </text:list-item>
        <text:list-item>
          <text:p text:style-name="P47">After first letter we can use digits (0 to 9), for example value1.</text:p>
        </text:list-item>
        <text:list-item>
          <text:p text:style-name="P47">JavaScript variables are case sensitive, for example x and X are different variables.</text:p>
        </text:list-item>
      </text:list>
      <text:p text:style-name="P6"/>
      <text:p text:style-name="P7"><text:span text:style-name="T159">JavaScript global variable</text:span><text:span text:style-name="T163"> :-</text:span></text:p>
      <text:p text:style-name="P7">A <text:span text:style-name="T163">JavaScript global variable</text:span> is declared outside the function or declared with window object. It can be accessed from any function.</text:p>
      <text:p text:style-name="P25"><text:span text:style-name="T170">var </text:span><text:span text:style-name="T173">value</text:span><text:span text:style-name="T170">=</text:span><text:span text:style-name="T178">50</text:span><text:span text:style-name="T170">;//global variable  </text:span></text:p>
      <text:p text:style-name="P25">function a(){  </text:p>
      <text:p text:style-name="P25">alert(value); </text:p>
      <text:p text:style-name="P25"> } </text:p>
      <text:p text:style-name="P21">data types<text:span text:style-name="T3"> :-</text:span></text:p>
      <text:list xml:id="list3507534697" text:style-name="L3">
        <text:list-item>
          <text:p text:style-name="P59"><text:span text:style-name="T181">Primitive data typ</text:span><text:span text:style-name="T182">e</text:span></text:p>
        </text:list-item>
      </text:list>
      <text:list xml:id="list1148802653" text:style-name="L4">
        <text:list-item>
          <text:p text:style-name="P56">string.</text:p>
        </text:list-item>
        <text:list-item>
          <text:p text:style-name="P56">number.</text:p>
        </text:list-item>
        <text:list-item>
          <text:p text:style-name="P56">boolean.</text:p>
        </text:list-item>
        <text:list-item>
          <text:p text:style-name="P56">Undefined.</text:p>
        </text:list-item>
        <text:list-item>
          <text:p text:style-name="P56">null.</text:p>
        </text:list-item>
      </text:list>
      <text:list xml:id="list145202310589655" text:continue-list="list3507534697" text:style-name="L3">
        <text:list-item>
          <text:p text:style-name="P59">Non-primitive (reference) data type</text:p>
        </text:list-item>
      </text:list>
      <text:list xml:id="list2824869222" text:style-name="L5">
        <text:list-item>
          <text:p text:style-name="P57">Object</text:p>
        </text:list-item>
        <text:list-item>
          <text:p text:style-name="P57">Array</text:p>
        </text:list-item>
        <text:list-item>
          <text:p text:style-name="P57">RegEx</text:p>
        </text:list-item>
      </text:list>
      <text:p text:style-name="P22"><text:span text:style-name="T166">Javascript Operartors</text:span><text:span text:style-name="T3"> :-</text:span></text:p>
      <text:p text:style-name="P8"><text:span text:style-name="T9">1.</text:span><text:span text:style-name="T8">Arithmetic Operators,</text:span><text:span text:style-name="T9">2.</text:span>Comparison (Relational) Operators,<text:span text:style-name="T183">3.</text:span>Bitwise Operators,<text:span text:style-name="T183">4.</text:span>Logical Operators,<text:span text:style-name="T183">5.</text:span>Assignment Operators,<text:span text:style-name="T183">6.</text:span>Special Operators.</text:p>
      <text:p text:style-name="P24"/>
      <text:p text:style-name="P7"/>
      <text:p text:style-name="P9"><text:soft-page-break/><text:span text:style-name="T168">Condition Statments</text:span> :-</text:p>
      <text:p text:style-name="P7">The <text:span text:style-name="Strong_20_Emphasis"><text:span text:style-name="T1">JavaScript if-else statement</text:span></text:span> is used <text:span text:style-name="Emphasis"><text:span text:style-name="T12">to execute the code whether condition is true or false</text:span></text:span>. There are three forms of if statement in JavaScript.</text:p>
      <text:list xml:id="list1845959550" text:style-name="L6">
        <text:list-item>
          <text:p text:style-name="P60">If Statement</text:p>
          <text:p text:style-name="P72">if(expression){ </text:p>
          <text:p text:style-name="P72"> //content to be evaluated </text:p>
          <text:p text:style-name="P72"> } </text:p>
        </text:list-item>
        <text:list-item>
          <text:p text:style-name="P61">If else statement</text:p>
          <text:p text:style-name="P72">if(expression){  </text:p>
          <text:p text:style-name="P145"><text:s/><text:tab/>//content to be evaluated if condition is true  </text:p>
          <text:list text:style-name="L7">
            <text:list-header>
              <text:p text:style-name="P147">}  </text:p>
              <text:p text:style-name="P147">else{  </text:p>
              <text:p text:style-name="P146">//content to be evaluated if condition is false  </text:p>
              <text:p text:style-name="P146">} </text:p>
            </text:list-header>
          </text:list>
        </text:list-item>
        <text:list-item>
          <text:p text:style-name="P61">if else if statement</text:p>
        </text:list-item>
      </text:list>
      <text:p text:style-name="P33"><text:span text:style-name="T62"><text:tab/></text:span><text:span text:style-name="T98">if(expression1){  </text:span></text:p>
      <text:p text:style-name="P26"><text:tab/>//content to be evaluated if expression1 is true  </text:p>
      <text:list xml:id="list1387388241" text:style-name="L8">
        <text:list-header>
          <text:p text:style-name="P148">}  </text:p>
          <text:p text:style-name="P148">else if(expression2){  </text:p>
          <text:p text:style-name="P148">//content to be evaluated if expression2 is true  </text:p>
          <text:p text:style-name="P148">}  </text:p>
          <text:p text:style-name="P148">else if(expression3){</text:p>
          <text:p text:style-name="P148">//content to be evaluated if expression3 is true</text:p>
          <text:p text:style-name="P148">}</text:p>
          <text:p text:style-name="P148">else{</text:p>
          <text:p text:style-name="P148">//content to be evaluated if no expression is true</text:p>
          <text:p text:style-name="P148">}</text:p>
        </text:list-header>
      </text:list>
      <text:p text:style-name="P41"/>
      <text:p text:style-name="P43"><text:span text:style-name="Strong_20_Emphasis"><text:span text:style-name="T14">JavaScript loops</text:span></text:span><text:span text:style-name="Strong_20_Emphasis"><text:span text:style-name="T15"> :-</text:span></text:span></text:p>
      <text:p text:style-name="P42"><text:span text:style-name="T13">The </text:span><text:span text:style-name="Strong_20_Emphasis"><text:span text:style-name="T13">JavaScript loops</text:span></text:span> <text:span text:style-name="T13">are used </text:span><text:span text:style-name="Emphasis"><text:span text:style-name="T13">to iterate the piece of code</text:span></text:span> <text:span text:style-name="T13">using for, while, do while or for-in loops. It makes the code compact. It is mostly used in array.</text:span></text:p>
      <text:p text:style-name="P44"/>
      <text:list xml:id="list1988984982" text:style-name="L9">
        <text:list-item>
          <text:p text:style-name="P62">for loop</text:p>
          <text:p text:style-name="P73">for(initialization;condition;increment)</text:p>
          <text:p text:style-name="P73">{</text:p>
          <text:p text:style-name="P73">code to be executed</text:p>
          <text:p text:style-name="P73">}</text:p>
        </text:list-item>
        <text:list-item>
          <text:p text:style-name="P62">while loop</text:p>
          <text:p text:style-name="P94"><text:span text:style-name="T189">while(condition)</text:span><text:span text:style-name="T186">{</text:span></text:p>
          <text:p text:style-name="P74">code to be executed</text:p>
          <text:p text:style-name="P74">}</text:p>
        </text:list-item>
        <text:list-item>
          <text:p text:style-name="P62"><text:soft-page-break/>do-while loop</text:p>
          <text:p text:style-name="P92">do{</text:p>
          <text:p text:style-name="P74">code to be executed</text:p>
          <text:p text:style-name="P74">}while(condition);</text:p>
        </text:list-item>
        <text:list-item>
          <text:p text:style-name="P63">for-in loop</text:p>
        </text:list-item>
      </text:list>
      <text:p text:style-name="P20"><text:span text:style-name="T169">JavaScript functions</text:span><text:span text:style-name="T167">:-</text:span></text:p>
      <text:p text:style-name="P34"><text:span text:style-name="T28">JavaScript functions</text:span><text:span text:style-name="T25"> </text:span><text:span text:style-name="T24">are used to perform operations. We can call JavaScript function many times to reuse the code.</text:span></text:p>
      <text:list xml:id="list2719867624" text:style-name="L10">
        <text:list-item>
          <text:p text:style-name="P101"><text:span text:style-name="T84">Code reusability</text:span><text:span text:style-name="T61">: We can call a function several times so it save coding.</text:span></text:p>
        </text:list-item>
        <text:list-item>
          <text:p text:style-name="P101"><text:span text:style-name="T84">Less coding</text:span><text:span text:style-name="T61">: It makes our program compact. We don’t need to write many lines of code each time to perform a common task..</text:span></text:p>
        </text:list-item>
      </text:list>
      <text:p text:style-name="P34"><text:span text:style-name="T42">Syntex</text:span><text:span text:style-name="T63"> :-</text:span></text:p>
      <text:p text:style-name="P11">function functionName([arg1,arg2,...argN]){</text:p>
      <text:p text:style-name="P32"><text:span text:style-name="T186">/code t</text:span><text:span text:style-name="T187">o </text:span><text:span text:style-name="T186">b</text:span><text:span text:style-name="T187">e </text:span><text:span text:style-name="T186">executed</text:span></text:p>
      <text:p text:style-name="P27">}</text:p>
      <text:p text:style-name="P30"><text:span text:style-name="T161">Javascript </text:span><text:span text:style-name="T18">function <text:s/></text:span><text:span text:style-name="T19">argument</text:span><text:span text:style-name="T16"> :</text:span><text:span text:style-name="T17">-</text:span></text:p>
      <text:p text:style-name="P12">We can call function by passing arguments.</text:p>
      <text:p text:style-name="P76">Function getcube(number){</text:p>
      <text:p text:style-name="P76">alert(number*number*number);</text:p>
      <text:p text:style-name="P77">}</text:p>
      <text:p text:style-name="P13"><text:span text:style-name="T207">&lt;form&gt;&lt;inpu</text:span><text:span text:style-name="T208">t</text:span><text:span text:style-name="T207"> </text:span><text:span text:style-name="T174">type</text:span><text:span text:style-name="T184">=</text:span><text:span text:style-name="T179">"button" </text:span><text:span text:style-name="T174">value</text:span><text:span text:style-name="T184">=</text:span><text:span text:style-name="T179">"click" </text:span><text:span text:style-name="T174">onclick</text:span><text:span text:style-name="T184">=</text:span><text:span text:style-name="T179">"getcube(4)"</text:span><text:span text:style-name="T207">/&gt;&lt;/form&gt;</text:span></text:p>
      <text:p text:style-name="P14"><text:span text:style-name="T191">F</text:span><text:span text:style-name="T190">unction with </text:span><text:span text:style-name="T195">return</text:span><text:span text:style-name="T190"> value :-</text:span></text:p>
      <text:p text:style-name="P48">We can call function that returns a value and use it in our program.</text:p>
      <text:p text:style-name="P49">Function getInfo(){</text:p>
      <text:p text:style-name="P28">return "hello <text:span text:style-name="T211">karthik</text:span>! How r u?";</text:p>
      <text:p text:style-name="P28">}</text:p>
      <text:p text:style-name="P35"><text:span text:style-name="T124">&lt;script&gt;</text:span><text:span text:style-name="T98">document.write(getInfo());</text:span><text:span text:style-name="T124">&lt;/script&gt;</text:span></text:p>
      <text:p text:style-name="P36"><text:span text:style-name="Strong_20_Emphasis"><text:span text:style-name="T48">Javascript </text:span></text:span><text:span text:style-name="Strong_20_Emphasis"><text:span text:style-name="T49">Function </text:span></text:span><text:span text:style-name="Strong_20_Emphasis"><text:span text:style-name="T48">Object</text:span></text:span><text:span text:style-name="Strong_20_Emphasis"><text:span text:style-name="T92"> :-</text:span></text:span></text:p>
      <text:p text:style-name="P36"><text:span text:style-name="T64">the purpose of </text:span><text:span text:style-name="Strong_20_Emphasis"><text:span text:style-name="T91">Function constructor</text:span></text:span><text:span text:style-name="Strong_20_Emphasis"><text:span text:style-name="T110"> </text:span></text:span><text:span text:style-name="T64">is to create a new Function object.It executes the code globally. However, if we call the constructor directly, a function is created dynamically but in an unsecured way.</text:span></text:p>
      <text:list xml:id="list2257410411" text:style-name="L11">
        <text:list-item>
          <text:p text:style-name="P102"><text:span text:style-name="T99">v</text:span><text:span text:style-name="T98">ar </text:span><text:span text:style-name="T133">add</text:span><text:span text:style-name="T98">=</text:span><text:span text:style-name="T146">new </text:span><text:span text:style-name="T98">Function("num1","num2","return num1+num2");</text:span></text:p>
        </text:list-item>
      </text:list>
      <text:p text:style-name="P78"><text:tab/>document.writeln(add(2,5));</text:p>
      <text:list xml:id="list1591018045" text:style-name="L12">
        <text:list-item>
          <text:p text:style-name="P103"><text:span text:style-name="T98">var </text:span><text:span text:style-name="T133">pow</text:span><text:span text:style-name="T98">=</text:span><text:span text:style-name="T146">new </text:span><text:span text:style-name="T98">Function("num1","num2","return Math.pow(num1,num2)");</text:span></text:p>
        </text:list-item>
      </text:list>
      <text:p text:style-name="P29"><text:tab/>document.writeln(pow(2,3));</text:p>
      <text:p text:style-name="P31"><text:span text:style-name="T160">JavaScript Object</text:span> :-</text:p>
      <text:p text:style-name="P15"><text:span text:style-name="T212">A javaScript object is an entity having state and behavior.</text:span>JavaScript is an object-based language. Everything is an object in JavaScript.JavaScript is template based not class based.</text:p>
      <text:p text:style-name="P16"><text:soft-page-break/><text:span text:style-name="T160">Creating object in javascript</text:span> :-</text:p>
      <text:list xml:id="list4090482887" text:style-name="L13">
        <text:list-item>
          <text:p text:style-name="P64">By object literal.</text:p>
        </text:list-item>
      </text:list>
      <text:list xml:id="list4143196513" text:style-name="L14">
        <text:list-item>
          <text:p text:style-name="P104"><text:span text:style-name="T140">emp</text:span><text:span text:style-name="T65">={id:102,name:"Shyam Kumar",salary:40000}</text:span></text:p>
        </text:list-item>
      </text:list>
      <text:list xml:id="list145203274223337" text:continue-list="list4090482887" text:style-name="L13">
        <text:list-item>
          <text:list>
            <text:list-header>
              <text:p text:style-name="P79">document.write(emp.id+" "+emp.name+" "+emp.salary);</text:p>
            </text:list-header>
          </text:list>
        </text:list-item>
        <text:list-item>
          <text:p text:style-name="P65">By creating instance of Object directly (using new keyword).</text:p>
        </text:list-item>
      </text:list>
      <text:list xml:id="list2242557245" text:style-name="L15">
        <text:list-item>
          <text:p text:style-name="P105"><text:span text:style-name="T40">new</text:span><text:span text:style-name="T36"> </text:span><text:span text:style-name="T25">keyword</text:span><text:span text:style-name="T36"> </text:span><text:span text:style-name="T24">is used to create object.</text:span></text:p>
        </text:list-item>
      </text:list>
      <text:list xml:id="list3242750316" text:style-name="L16">
        <text:list-item>
          <text:p text:style-name="P106"><text:span text:style-name="T113">v</text:span><text:span text:style-name="T112">ar </text:span><text:span text:style-name="T136">emp</text:span><text:span text:style-name="T112">=</text:span><text:span text:style-name="T148">new </text:span><text:span text:style-name="T112">Object();</text:span></text:p>
        </text:list-item>
      </text:list>
      <text:list xml:id="list145203120660202" text:continue-list="list145203274223337" text:style-name="L13">
        <text:list-item>
          <text:list>
            <text:list-header>
              <text:p text:style-name="P80"><text:span text:style-name="T172">emp.id</text:span>=<text:span text:style-name="T177">101</text:span>;</text:p>
              <text:p text:style-name="P80"><text:span text:style-name="T172">emp.name</text:span>=<text:span text:style-name="T177">"Ravi Malik"</text:span>;</text:p>
              <text:p text:style-name="P80"><text:span text:style-name="T172">emp.salary</text:span>=<text:span text:style-name="T177">50000</text:span>;</text:p>
              <text:p text:style-name="P80">document.write(emp.id+" "+emp.name+" "+emp.salary);</text:p>
            </text:list-header>
          </text:list>
        </text:list-item>
        <text:list-item>
          <text:p text:style-name="P65">By using an object constructor (using new keyword).</text:p>
        </text:list-item>
      </text:list>
      <text:list xml:id="list976464397" text:style-name="L17">
        <text:list-item>
          <text:p text:style-name="P108"><text:span text:style-name="T61">Each argument value can be assigned in the current object by using </text:span><text:span text:style-name="T41">this</text:span><text:span text:style-name="T61"> keyword.</text:span></text:p>
        </text:list-item>
        <text:list-item>
          <text:p text:style-name="P107"><text:span text:style-name="T30">f</text:span><text:span text:style-name="T29">unction emp(id,name,salary){</text:span></text:p>
          <text:p text:style-name="P81"><text:span text:style-name="T172">this.id</text:span>=id;</text:p>
          <text:p text:style-name="P81"><text:span text:style-name="T172">this.name</text:span>=name;</text:p>
          <text:p text:style-name="P81"><text:span text:style-name="T172">this.salary</text:span>=salary;</text:p>
          <text:p text:style-name="P81">}</text:p>
          <text:p text:style-name="P95"><text:span text:style-name="T175">e</text:span><text:span text:style-name="T186">=</text:span><text:span text:style-name="T180">new </text:span><text:span text:style-name="T186">emp(103,"Vimal Jaiswal",30000);</text:span></text:p>
          <text:p text:style-name="P81">document.write(e.id+" "+e.name+" "+e.salary);</text:p>
        </text:list-item>
      </text:list>
      <text:p text:style-name="P17"><text:span text:style-name="T196">JavaScript array</text:span><text:span text:style-name="T192"> :-</text:span></text:p>
      <text:p text:style-name="P17"><text:span text:style-name="T199">JavaScript array</text:span><text:span text:style-name="T192"> </text:span><text:span text:style-name="T185">is an object that represents a collection of similar type of elements.</text:span></text:p>
      <text:list xml:id="list910454542" text:style-name="L18">
        <text:list-item>
          <text:p text:style-name="P93">By array literal.</text:p>
        </text:list-item>
      </text:list>
      <text:list xml:id="list3425782842" text:style-name="L19">
        <text:list-item>
          <text:p text:style-name="P109"><text:span text:style-name="T119">Syntax</text:span><text:span text:style-name="T101"> :- </text:span><text:span text:style-name="T100">var </text:span><text:span text:style-name="T134">arrayname</text:span><text:span text:style-name="T100">=[value1,value2.....valueN]; </text:span></text:p>
        </text:list-item>
        <text:list-item>
          <text:p text:style-name="P82"><text:span text:style-name="T162">Ex</text:span><text:span text:style-name="T214"> :- </text:span><text:span text:style-name="T213">var </text:span><text:span text:style-name="T176">emp</text:span><text:span text:style-name="T213">=["Sonoo","Vimal","Ratan"];  </text:span></text:p>
          <text:p text:style-name="P82">for(<text:span text:style-name="T172">i</text:span>=<text:span text:style-name="T177">0</text:span>;i<text:span text:style-name="T206">&lt;emp.length</text:span>;i++){</text:p>
          <text:p text:style-name="P82">document.write(emp[i]+"<text:span text:style-name="T206">&lt;br/&gt;</text:span>");</text:p>
          <text:p text:style-name="P82">}</text:p>
        </text:list-item>
      </text:list>
      <text:list xml:id="list145201920263389" text:continue-list="list910454542" text:style-name="L18">
        <text:list-item>
          <text:p text:style-name="P66">By creating instance of Array directly (using new keyword).</text:p>
        </text:list-item>
      </text:list>
      <text:list xml:id="list1072935141" text:style-name="L20">
        <text:list-item>
          <text:p text:style-name="P110"><text:span text:style-name="T50">Syntax</text:span><text:span text:style-name="T31"> :- </text:span><text:span text:style-name="T114">var </text:span><text:span text:style-name="T137">arrayname</text:span><text:span text:style-name="T114">=</text:span><text:span text:style-name="T149">new</text:span><text:span text:style-name="T122"> </text:span><text:span text:style-name="T114">Array(); </text:span></text:p>
        </text:list-item>
        <text:list-item>
          <text:p text:style-name="P58">var i; </text:p>
          <text:p text:style-name="P83">va<text:span text:style-name="T215">r </text:span><text:span text:style-name="T172">emp </text:span>= <text:span text:style-name="T177">new </text:span>Array();</text:p>
          <text:p text:style-name="P83">emp[0] = "Arun";,emp[1] = "Varun";,emp[2] = "John";</text:p>
          <text:p text:style-name="P96"><text:span text:style-name="T186">for(</text:span><text:span text:style-name="T175">i</text:span><text:span text:style-name="T186">=</text:span><text:span text:style-name="T180">0</text:span><text:span text:style-name="T186">;i</text:span><text:span text:style-name="T209">&lt;emp.length</text:span><text:span text:style-name="T186">;i++){</text:span></text:p>
          <text:p text:style-name="P96"><text:span text:style-name="T186">document.write(emp[i]+"</text:span><text:span text:style-name="T209">&lt;br&gt;</text:span><text:span text:style-name="T186">");</text:span></text:p>
          <text:p text:style-name="P83">}</text:p>
        </text:list-item>
      </text:list>
      <text:list xml:id="list145203103658006" text:continue-list="list145201920263389" text:style-name="L18">
        <text:list-item>
          <text:p text:style-name="P66"><text:soft-page-break/>By using an Array constructor (using new keyword)<text:span text:style-name="T2">.</text:span></text:p>
        </text:list-item>
      </text:list>
      <text:list xml:id="list2439236846" text:style-name="L21">
        <text:list-item>
          <text:p text:style-name="P111"><text:span text:style-name="T116">v</text:span><text:span text:style-name="T115">ar </text:span><text:span text:style-name="T138">emp</text:span><text:span text:style-name="T115">=</text:span><text:span text:style-name="T150">new </text:span><text:span text:style-name="T115">Array("Jai","Vijay","Smith");</text:span></text:p>
          <text:p text:style-name="P111"><text:span text:style-name="T98">for(</text:span><text:span text:style-name="T133">i</text:span><text:span text:style-name="T98">=</text:span><text:span text:style-name="T146">0</text:span><text:span text:style-name="T98">;i</text:span><text:span text:style-name="T124">&lt;emp.length</text:span><text:span text:style-name="T98">;i++){</text:span></text:p>
          <text:p text:style-name="P111"><text:span text:style-name="T98">document.write(emp[i]+"</text:span><text:span text:style-name="T124">&lt;br&gt;</text:span><text:span text:style-name="T98">");</text:span></text:p>
          <text:p text:style-name="P84">}</text:p>
        </text:list-item>
      </text:list>
      <text:p text:style-name="P19"><text:span text:style-name="T196">JavaScript string </text:span><text:span text:style-name="T200">:-</text:span></text:p>
      <text:p text:style-name="P18"><text:span text:style-name="T11">The </text:span><text:span text:style-name="T7">JavaScript string </text:span><text:span text:style-name="T11">is an object that represents a sequence of characters.</text:span></text:p>
      <text:list xml:id="list3815009479" text:style-name="L22">
        <text:list-item>
          <text:p text:style-name="P68">By string literal.</text:p>
        </text:list-item>
      </text:list>
      <text:list xml:id="list2174178600" text:style-name="L23">
        <text:list-item>
          <text:p text:style-name="P112"><text:span text:style-name="T51">Syntax</text:span><text:span text:style-name="T32"> :- </text:span><text:span text:style-name="T115">var </text:span><text:span text:style-name="T138">stringname</text:span><text:span text:style-name="T115">=</text:span><text:span text:style-name="T150">"string value"</text:span><text:span text:style-name="T115">;</text:span></text:p>
        </text:list-item>
        <text:list-item>
          <text:p text:style-name="P112"><text:span text:style-name="T120">Ex</text:span><text:span text:style-name="T117"> :- </text:span><text:span text:style-name="T115">var </text:span><text:span text:style-name="T138">str</text:span><text:span text:style-name="T115">=</text:span><text:span text:style-name="T150">"This is string literal"</text:span><text:span text:style-name="T115">;</text:span></text:p>
          <text:list>
            <text:list-header>
              <text:p text:style-name="P85">document.write(str);</text:p>
            </text:list-header>
          </text:list>
        </text:list-item>
      </text:list>
      <text:list xml:id="list145203292210854" text:continue-list="list3815009479" text:style-name="L22">
        <text:list-item>
          <text:p text:style-name="P67">By string object (using new keyword)</text:p>
        </text:list-item>
      </text:list>
      <text:list xml:id="list2723134119" text:style-name="L24">
        <text:list-item>
          <text:p text:style-name="P113"><text:span text:style-name="T51">Syntax</text:span><text:span text:style-name="T32"> :- </text:span><text:span text:style-name="T29">var </text:span><text:span text:style-name="T143">stringname</text:span><text:span text:style-name="T29">=</text:span><text:span text:style-name="T152">new </text:span><text:span text:style-name="T29">String("string literal");</text:span></text:p>
        </text:list-item>
        <text:list-item>
          <text:p text:style-name="P113"><text:span text:style-name="T51">Ex</text:span><text:span text:style-name="T32"> :- var </text:span><text:span text:style-name="T144">stringname</text:span><text:span text:style-name="T32">=</text:span><text:span text:style-name="T153">new </text:span><text:span text:style-name="T32">String("hello javascript string");</text:span></text:p>
          <text:list>
            <text:list-header>
              <text:p text:style-name="P86">document.write(stringname);</text:p>
            </text:list-header>
          </text:list>
        </text:list-item>
      </text:list>
      <text:p text:style-name="P38"><text:span text:style-name="T40">JavaScript date</text:span><text:span text:style-name="T84"> </text:span><text:span text:style-name="T25">:-</text:span></text:p>
      <text:p text:style-name="P38"><text:span text:style-name="T61">The </text:span><text:span text:style-name="T66">JavaScript date </text:span><text:span text:style-name="T61">object can be used to get year, month and day.</text:span></text:p>
      <text:p text:style-name="P38"><text:span text:style-name="Strong_20_Emphasis"><text:span text:style-name="T39">JavaScript math</text:span></text:span><text:span text:style-name="Strong_20_Emphasis"><text:span text:style-name="T23"> :-</text:span></text:span></text:p>
      <text:p text:style-name="P38"><text:span text:style-name="T61">The </text:span><text:span text:style-name="Strong_20_Emphasis"><text:span text:style-name="T66">JavaScript math </text:span></text:span><text:span text:style-name="T61">object provides several constants and methods to perform mathematical operation.</text:span></text:p>
      <text:p text:style-name="P37"><text:span text:style-name="T85">JavaScript Boolean</text:span><text:span text:style-name="T25"> :-</text:span></text:p>
      <text:p text:style-name="P39"><text:span text:style-name="T66">JavaScript Boolean</text:span><text:span text:style-name="T84"> </text:span><text:span text:style-name="T61">is an object that represents value in two states: </text:span><text:span text:style-name="Emphasis"><text:span text:style-name="T94">true </text:span></text:span><text:span text:style-name="T61">or </text:span><text:span text:style-name="Emphasis"><text:span text:style-name="T94">false</text:span></text:span><text:span text:style-name="T61">.</text:span></text:p>
      <text:list xml:id="list182244856" text:style-name="L25">
        <text:list-item>
          <text:p text:style-name="P114"><text:span text:style-name="T54">Syntax</text:span><text:span text:style-name="T71"> :- </text:span><text:span text:style-name="T64">Boolean </text:span><text:span text:style-name="T142">b</text:span><text:span text:style-name="T64">=</text:span><text:span text:style-name="T156">new </text:span><text:span text:style-name="T64">Boolean(value);</text:span></text:p>
        </text:list-item>
        <text:list-item>
          <text:p text:style-name="P114"><text:span text:style-name="T55">ex</text:span><text:span text:style-name="T72"> :- </text:span><text:span text:style-name="T64">document.write(10</text:span><text:span text:style-name="T130">&lt;20</text:span><text:span text:style-name="T64">);//true</text:span></text:p>
          <text:list>
            <text:list-header>
              <text:p text:style-name="P114"><text:span text:style-name="T98">document.write(10</text:span><text:span text:style-name="T124">&lt;5</text:span><text:span text:style-name="T98">);//false</text:span></text:p>
            </text:list-header>
          </text:list>
        </text:list-item>
      </text:list>
      <text:p text:style-name="P39"><text:span text:style-name="Strong_20_Emphasis"><text:span text:style-name="T39">JavaScript number</text:span></text:span><text:span text:style-name="Strong_20_Emphasis"><text:span text:style-name="T23"> :-</text:span></text:span></text:p>
      <text:p text:style-name="P39"><text:span text:style-name="T61">The </text:span><text:span text:style-name="Strong_20_Emphasis"><text:span text:style-name="T66">JavaScript number </text:span></text:span><text:span text:style-name="T61">object </text:span><text:span text:style-name="Emphasis"><text:span text:style-name="T94">enables you to represent a numeric value</text:span></text:span><text:span text:style-name="T61">.</text:span></text:p>
      <text:list xml:id="list3592666048" text:style-name="L26">
        <text:list-item>
          <text:p text:style-name="P115"><text:span text:style-name="T52">Syntax</text:span><text:span text:style-name="T69"> :- </text:span><text:span text:style-name="T70">var </text:span><text:span text:style-name="T141">n</text:span><text:span text:style-name="T70">=</text:span><text:span text:style-name="T155">new </text:span><text:span text:style-name="T70">Number(value);</text:span></text:p>
        </text:list-item>
        <text:list-item>
          <text:p text:style-name="P115"><text:span text:style-name="T53">EX</text:span><text:span text:style-name="T70"> :- var </text:span><text:span text:style-name="T141">x</text:span><text:span text:style-name="T70">=</text:span><text:span text:style-name="T155">102</text:span><text:span text:style-name="T70">;//integer value</text:span></text:p>
          <text:list>
            <text:list-header>
              <text:p text:style-name="P115"><text:span text:style-name="T98">var </text:span><text:span text:style-name="T133">y</text:span><text:span text:style-name="T98">=</text:span><text:span text:style-name="T146">102</text:span><text:span text:style-name="T98">.7;//floating point value</text:span></text:p>
              <text:p text:style-name="P115"><text:span text:style-name="T98">var </text:span><text:span text:style-name="T133">z</text:span><text:span text:style-name="T98">=</text:span><text:span text:style-name="T146">13e4</text:span><text:span text:style-name="T98">;//exponent value,output: 130000</text:span></text:p>
              <text:p text:style-name="P115"><text:span text:style-name="T98">var </text:span><text:span text:style-name="T133">n</text:span><text:span text:style-name="T98">=</text:span><text:span text:style-name="T146">new </text:span><text:span text:style-name="T98">Number(16);//integer value by number object.</text:span></text:p>
            </text:list-header>
          </text:list>
        </text:list-item>
      </text:list>
      <text:p text:style-name="P51"><text:span text:style-name="T196">Browser Object Model</text:span><text:span text:style-name="T192"> </text:span><text:span text:style-name="T199">:-</text:span></text:p>
      <text:p text:style-name="P51"><text:span text:style-name="T185">The </text:span><text:span text:style-name="T199">Browser Object Model</text:span><text:span text:style-name="T185">(BOM) is used to interact with the browser.</text:span></text:p>
      <text:p text:style-name="P116"><text:span text:style-name="T121">Syntax</text:span><text:span text:style-name="T103"> :- </text:span><text:span text:style-name="T98">window.alert("hello </text:span><text:span text:style-name="T104">karthik</text:span><text:span text:style-name="T98">"); </text:span><text:span text:style-name="T104">is same as alert("hello karthik");</text:span></text:p>
      <text:p text:style-name="P116"><text:span text:style-name="T104"/></text:p>
      <text:p text:style-name="P117"><text:soft-page-break/><text:span text:style-name="T44">window object</text:span><text:span text:style-name="T86"> :-</text:span></text:p>
      <text:p text:style-name="P118"><text:span text:style-name="T73">The </text:span><text:span text:style-name="T67">window object</text:span><text:span text:style-name="T104"> </text:span><text:span text:style-name="T73">represents a window in browser. An object of window is created automatically by the browser.</text:span></text:p>
      <text:list xml:id="list3606663205" text:style-name="L32">
        <text:list-item>
          <text:p text:style-name="P120"><text:span text:style-name="T43">Alert()</text:span><text:span text:style-name="T27"> :-</text:span></text:p>
          <text:p text:style-name="P97"><text:span text:style-name="T21">function msg(){</text:span></text:p>
          <text:p text:style-name="P97"><text:span text:style-name="T186">alert("Hello Alert Box");</text:span></text:p>
          <text:p text:style-name="P120"><text:span text:style-name="T98">}</text:span></text:p>
          <text:p text:style-name="P120"><text:span text:style-name="T128">&lt;input</text:span><text:span text:style-name="T129"> </text:span><text:span text:style-name="T139">type</text:span><text:span text:style-name="T118">=</text:span><text:span text:style-name="T151">"button" </text:span><text:span text:style-name="T139">value</text:span><text:span text:style-name="T118">=</text:span><text:span text:style-name="T151">"click" </text:span><text:span text:style-name="T139">onclick</text:span><text:span text:style-name="T118">=</text:span><text:span text:style-name="T151">"msg()"</text:span><text:span text:style-name="T128">/&gt;</text:span></text:p>
        </text:list-item>
        <text:list-item>
          <text:p text:style-name="P120"><text:span text:style-name="T43">confirm()</text:span><text:span text:style-name="T74"> :-</text:span></text:p>
          <text:p text:style-name="P87"><text:span text:style-name="T20">function msg(){</text:span></text:p>
          <text:p text:style-name="P87">var <text:span text:style-name="T172">v</text:span>= <text:span text:style-name="T177">confirm</text:span>("Are u sure?");</text:p>
          <text:p text:style-name="P87">if(<text:span text:style-name="T172">v</text:span>==true){</text:p>
          <text:p text:style-name="P87">alert("ok");</text:p>
          <text:p text:style-name="P87">}</text:p>
          <text:p text:style-name="P87">else{</text:p>
          <text:p text:style-name="P87">alert("cancel");</text:p>
          <text:p text:style-name="P97"><text:span text:style-name="T186">}</text:span></text:p>
          <text:p text:style-name="P97"><text:span text:style-name="T186">}</text:span></text:p>
          <text:p text:style-name="P120"><text:span text:style-name="T124">&lt;input</text:span><text:span text:style-name="T98"> </text:span><text:span text:style-name="T133">type</text:span><text:span text:style-name="T98">=</text:span><text:span text:style-name="T146">"button"</text:span><text:span text:style-name="T98"> </text:span><text:span text:style-name="T133">value</text:span><text:span text:style-name="T98">=</text:span><text:span text:style-name="T146">"delete record"</text:span><text:span text:style-name="T98"> </text:span><text:span text:style-name="T133">onclick</text:span><text:span text:style-name="T98">=</text:span><text:span text:style-name="T146">"msg()"</text:span><text:span text:style-name="T124">/&gt;</text:span></text:p>
        </text:list-item>
        <text:list-item>
          <text:p text:style-name="P120"><text:span text:style-name="T43">prompt()</text:span><text:span text:style-name="T74"> :-</text:span></text:p>
          <text:p text:style-name="P88"><text:span text:style-name="T20">function msg(){</text:span></text:p>
          <text:p text:style-name="P88">var <text:span text:style-name="T172">v</text:span>= <text:span text:style-name="T177">prompt</text:span>("Who are you?");</text:p>
          <text:p text:style-name="P121"><text:span text:style-name="T98">alert("I am "+v);</text:span></text:p>
          <text:p text:style-name="P121"><text:span text:style-name="T98">}</text:span></text:p>
          <text:p text:style-name="P121"><text:span text:style-name="T124">&lt;input</text:span><text:span text:style-name="T98"> </text:span><text:span text:style-name="T133">type</text:span><text:span text:style-name="T98">=</text:span><text:span text:style-name="T146">"button"</text:span><text:span text:style-name="T98"> </text:span><text:span text:style-name="T133">value</text:span><text:span text:style-name="T98">=</text:span><text:span text:style-name="T146">"click"</text:span><text:span text:style-name="T98"> </text:span><text:span text:style-name="T133">onclick</text:span><text:span text:style-name="T98">=</text:span><text:span text:style-name="T146">"msg()"</text:span><text:span text:style-name="T124">/&gt;</text:span></text:p>
        </text:list-item>
        <text:list-item>
          <text:p text:style-name="P120"><text:span text:style-name="T43">open()</text:span><text:span text:style-name="T74"> :</text:span><text:span text:style-name="T75">-</text:span></text:p>
          <text:p text:style-name="P89"><text:span text:style-name="T22">function msg(){</text:span></text:p>
          <text:p text:style-name="P89">open("<text:a xlink:type="simple" xlink:href="http://www.javatpoint.com/" text:style-name="Internet_20_link" text:visited-style-name="Visited_20_Internet_20_Link">http://www.</text:a><text:a xlink:type="simple" xlink:href="http://www.javatpoint.com/" text:style-name="Internet_20_link" text:visited-style-name="Visited_20_Internet_20_Link"><text:span text:style-name="T216">google</text:span></text:a><text:a xlink:type="simple" xlink:href="http://www.javatpoint.com/" text:style-name="Internet_20_link" text:visited-style-name="Visited_20_Internet_20_Link">.com</text:a>");</text:p>
          <text:p text:style-name="P89">}</text:p>
          <text:p text:style-name="P122"><text:span text:style-name="T124">&lt;input</text:span><text:span text:style-name="T98"> </text:span><text:span text:style-name="T133">type</text:span><text:span text:style-name="T98">=</text:span><text:span text:style-name="T146">"button"</text:span><text:span text:style-name="T98"> </text:span><text:span text:style-name="T133">value</text:span><text:span text:style-name="T98">=</text:span><text:span text:style-name="T146">"javatpoint"</text:span><text:span text:style-name="T98"> </text:span><text:span text:style-name="T133">onclick</text:span><text:span text:style-name="T98">=</text:span><text:span text:style-name="T146">"msg()"</text:span><text:span text:style-name="T124">/&gt;</text:span></text:p>
        </text:list-item>
        <text:list-item>
          <text:p text:style-name="P120"><text:span text:style-name="T43">close()</text:span><text:span text:style-name="T74"> :-</text:span></text:p>
        </text:list-item>
        <text:list-item>
          <text:p text:style-name="P123"><text:span text:style-name="T43">setTimeout()</text:span><text:span text:style-name="T74"> :-</text:span></text:p>
          <text:p text:style-name="P90"><text:span text:style-name="T20">function msg(){</text:span></text:p>
          <text:p text:style-name="P123"><text:span text:style-name="T98">setTimeout(function(){alert("Welcome to </text:span><text:span text:style-name="T105">world</text:span><text:span text:style-name="T98"> after 2 seconds")},2000);}</text:span></text:p>
          <text:p text:style-name="P124"><text:span text:style-name="T124">&lt;input</text:span><text:span text:style-name="T98"> </text:span><text:span text:style-name="T133">type</text:span><text:span text:style-name="T98">=</text:span><text:span text:style-name="T146">"button"</text:span><text:span text:style-name="T98"> </text:span><text:span text:style-name="T133">value</text:span><text:span text:style-name="T98">=</text:span><text:span text:style-name="T146">"click"</text:span><text:span text:style-name="T98"> </text:span><text:span text:style-name="T133">onclick</text:span><text:span text:style-name="T98">=</text:span><text:span text:style-name="T146">"msg()"</text:span><text:span text:style-name="T124">/&gt;</text:span><text:line-break/></text:p>
        </text:list-item>
      </text:list>
      <text:p text:style-name="P125"><text:soft-page-break/><text:span text:style-name="T61"><text:s/></text:span><text:span text:style-name="T40">JavaScript history</text:span><text:span text:style-name="T25">:-</text:span></text:p>
      <text:p text:style-name="P125"><text:span text:style-name="T25">objectThe</text:span><text:span text:style-name="T66"> JavaScript history object </text:span><text:span text:style-name="T61">represents an array of URLs visited by the user. By using this object, you can load previous, forward or any particular page.</text:span></text:p>
      <text:list xml:id="list909392240" text:style-name="L38">
        <text:list-item>
          <text:p text:style-name="P126"><text:span text:style-name="T76">Syntax :- </text:span><text:span text:style-name="T64">window.history.</text:span></text:p>
        </text:list-item>
        <text:list-item>
          <text:p text:style-name="P126"><text:span text:style-name="T76">Ex :- </text:span><text:span text:style-name="T64">history.back();//for previous page.</text:span></text:p>
          <text:list>
            <text:list-header>
              <text:p text:style-name="P126"><text:span text:style-name="T98">history.forward();//for next page.</text:span></text:p>
              <text:p text:style-name="P126"><text:span text:style-name="T98">history.go(2);//fo</text:span><text:span text:style-name="T106">r </text:span><text:span text:style-name="T98">next 2</text:span><text:span text:style-name="T123">nd</text:span><text:span text:style-name="T98"> page.</text:span></text:p>
              <text:p text:style-name="P126"><text:span text:style-name="T98">history.go(-2);//for previous 2</text:span><text:span text:style-name="T123">nd</text:span><text:span text:style-name="T98"> page.</text:span></text:p>
            </text:list-header>
          </text:list>
        </text:list-item>
      </text:list>
      <text:p text:style-name="P131"><text:span text:style-name="T45">JavaScript navigator object</text:span><text:span text:style-name="T88"> :-</text:span></text:p>
      <text:p text:style-name="P131"><text:span text:style-name="T64">The </text:span><text:span text:style-name="T68">JavaScript navigator object</text:span><text:span text:style-name="T98"> </text:span><text:span text:style-name="T64">is used for browser detection. It can be used to get browser information such as appName, appCodeName, userAgent etc.</text:span></text:p>
      <text:list xml:id="list145202139939082" text:continue-numbering="true" text:style-name="L38">
        <text:list-item>
          <text:p text:style-name="P127"><text:span text:style-name="T76">Syntax :- </text:span><text:span text:style-name="T64">window.navigator.</text:span></text:p>
        </text:list-item>
        <text:list-item>
          <text:p text:style-name="P128"><text:span text:style-name="T76">Ex :- </text:span><text:span text:style-name="T107">document.writeln("</text:span><text:span text:style-name="T125">&lt;br/&gt;</text:span><text:span text:style-name="T107">navigator.appCodeName:"+navigator.appCodeName);</text:span></text:p>
          <text:list>
            <text:list-header>
              <text:p text:style-name="P128"><text:span text:style-name="T98">document.writeln("</text:span><text:span text:style-name="T124">&lt;br/&gt;</text:span><text:span text:style-name="T98">navigator.appName:"+navigator.appName);</text:span></text:p>
              <text:p text:style-name="P128"><text:span text:style-name="T98">document.writeln("</text:span><text:span text:style-name="T124">&lt;br/&gt;</text:span><text:span text:style-name="T98">navigator.appVersion:"+navigator.appVersion);</text:span></text:p>
              <text:p text:style-name="P128"><text:span text:style-name="T98">document.writeln("</text:span><text:span text:style-name="T124">&lt;br/&gt;</text:span><text:span text:style-name="T98">navigator.cookieEnabled:"+navigator.cookieEnabled);</text:span></text:p>
              <text:p text:style-name="P128"><text:span text:style-name="T98">document.writeln("</text:span><text:span text:style-name="T124">&lt;br/&gt;</text:span><text:span text:style-name="T98">navigator.language:"+navigator.language);</text:span></text:p>
              <text:p text:style-name="P128"><text:span text:style-name="T98">document.writeln("</text:span><text:span text:style-name="T124">&lt;br/&gt;</text:span><text:span text:style-name="T98">navigator.userAgent:"+navigator.userAgent);</text:span></text:p>
              <text:p text:style-name="P128"><text:span text:style-name="T98">document.writeln("</text:span><text:span text:style-name="T124">&lt;br/&gt;</text:span><text:span text:style-name="T98">navigator.platform:"+navigator.platform);</text:span></text:p>
              <text:p text:style-name="P129"><text:span text:style-name="T98">document.writeln("</text:span><text:span text:style-name="T124">&lt;br/&gt;</text:span><text:span text:style-name="T98">navigator.onLine:"+navigator.onLine);</text:span></text:p>
            </text:list-header>
          </text:list>
        </text:list-item>
      </text:list>
      <text:p text:style-name="P132"><text:span text:style-name="T45">JavaScript screen object</text:span><text:span text:style-name="T98"> :-</text:span></text:p>
      <text:p text:style-name="P132"><text:span text:style-name="T64">The </text:span><text:span text:style-name="T68">JavaScript screen object</text:span><text:span text:style-name="T108"> </text:span><text:span text:style-name="T64">holds information of browser screen. It can be used to display screen width, height, colorDepth, pixelDepth etc.</text:span></text:p>
      <text:list xml:id="list145202615998045" text:continue-numbering="true" text:style-name="L38">
        <text:list-item>
          <text:p text:style-name="P130"><text:span text:style-name="T76">Syntax :- </text:span><text:span text:style-name="T64">window.</text:span><text:span text:style-name="T77">screen or screen</text:span></text:p>
        </text:list-item>
        <text:list-item>
          <text:p text:style-name="P130"><text:span text:style-name="T76">Ex :- document.writeln("</text:span><text:span text:style-name="T131">&lt;br/&gt;</text:span><text:span text:style-name="T76">screen.width:"+screen.width);</text:span></text:p>
          <text:list>
            <text:list-header>
              <text:p text:style-name="P130"><text:span text:style-name="T98">document.writeln("</text:span><text:span text:style-name="T124">&lt;br/&gt;</text:span><text:span text:style-name="T98">screen.height:"+screen.height);</text:span></text:p>
              <text:p text:style-name="P130"><text:span text:style-name="T98">document.writeln("</text:span><text:span text:style-name="T124">&lt;br/&gt;</text:span><text:span text:style-name="T98">screen.availWidth:"+screen.availWidth);</text:span></text:p>
              <text:p text:style-name="P130"><text:span text:style-name="T98">document.writeln("</text:span><text:span text:style-name="T124">&lt;br/&gt;</text:span><text:span text:style-name="T98">screen.availHeight:"+screen.availHeight);</text:span></text:p>
              <text:p text:style-name="P130"><text:span text:style-name="T98">document.writeln("</text:span><text:span text:style-name="T124">&lt;br/&gt;</text:span><text:span text:style-name="T98">screen.colorDepth:"+screen.colorDepth);</text:span></text:p>
              <text:p text:style-name="P130"><text:span text:style-name="T98">document.writeln("</text:span><text:span text:style-name="T124">&lt;br/&gt;</text:span><text:span text:style-name="T98">screen.pixelDepth:"+screen.pixelDepth);</text:span></text:p>
            </text:list-header>
          </text:list>
        </text:list-item>
      </text:list>
      <text:p text:style-name="P52"><text:span text:style-name="T197">D</text:span><text:span text:style-name="T196">ocument </text:span><text:span text:style-name="T197">O</text:span><text:span text:style-name="T196">bject</text:span><text:span text:style-name="T197"> Model</text:span><text:span text:style-name="T200">:-</text:span></text:p>
      <text:p text:style-name="P52"><text:span text:style-name="T185">The </text:span><text:span text:style-name="T199">document object</text:span><text:span text:style-name="T192"> </text:span><text:span text:style-name="T185">represents the whole html document.</text:span></text:p>
      <text:p text:style-name="P52"><text:span text:style-name="T171">When html document is loaded in the browser, it becomes a document object. It is the </text:span><text:span text:style-name="Strong_20_Emphasis"><text:span text:style-name="T171">root element</text:span></text:span><text:span text:style-name="Strong_20_Emphasis"><text:span text:style-name="T185"> </text:span></text:span><text:span text:style-name="T171">that represents the html document.</text:span></text:p>
      <text:p text:style-name="P133"><text:span text:style-name="T78">Syntax :- </text:span><text:span text:style-name="T98">window.document</text:span><text:span text:style-name="T109">(); is same as <text:s/>document();</text:span></text:p>
      <text:p text:style-name="P134"><text:span text:style-name="T46"/></text:p>
      <text:p text:style-name="P134"><text:span text:style-name="T46"/></text:p>
      <text:p text:style-name="P134"><text:span text:style-name="T46"/></text:p>
      <text:list xml:id="list2245933181" text:style-name="L48">
        <text:list-item>
          <text:p text:style-name="P142"><text:soft-page-break/><text:span text:style-name="T46">getElementById</text:span><text:span text:style-name="T89"> :-</text:span></text:p>
        </text:list-item>
      </text:list>
      <text:p text:style-name="P134"><text:span text:style-name="T78">The </text:span><text:span text:style-name="T89">document.getElementById()</text:span><text:span text:style-name="T109"> </text:span><text:span text:style-name="T78">method returns the element of specified id.</text:span></text:p>
      <text:list xml:id="list3692405369" text:style-name="L44">
        <text:list-item>
          <text:p text:style-name="P136"><text:span text:style-name="T57">S</text:span><text:span text:style-name="T58">yntax</text:span><text:span text:style-name="T82"> :- <text:s/></text:span><text:span text:style-name="T64">document.getElementsBy</text:span><text:span text:style-name="T82">Id</text:span><text:span text:style-name="T64">("</text:span><text:span text:style-name="T82">id</text:span><text:span text:style-name="T64">")</text:span></text:p>
        </text:list-item>
        <text:list-item>
          <text:p text:style-name="P135"><text:span text:style-name="T57">Ex</text:span><text:span text:style-name="T81"> :- </text:span><text:span text:style-name="T79">f</text:span><text:span text:style-name="T78">unction getcube(){</text:span></text:p>
          <text:list>
            <text:list-header>
              <text:p text:style-name="P135"><text:span text:style-name="T98">var </text:span><text:span text:style-name="T133">number</text:span><text:span text:style-name="T98">=</text:span><text:span text:style-name="T146">document</text:span><text:span text:style-name="T98">.getElementById("number").value;</text:span></text:p>
              <text:p text:style-name="P135"><text:span text:style-name="T98">alert(number*number*number);</text:span></text:p>
              <text:p text:style-name="P135"><text:span text:style-name="T98">}</text:span></text:p>
              <text:p text:style-name="P135"><text:span text:style-name="T124">&lt;form&gt;</text:span><text:span text:style-name="T98">Enter No:</text:span><text:span text:style-name="T124">&lt;input</text:span><text:span text:style-name="T98"> </text:span><text:span text:style-name="T133">type</text:span><text:span text:style-name="T98">=</text:span><text:span text:style-name="T146">"text"</text:span><text:span text:style-name="T98"> </text:span><text:span text:style-name="T133">id</text:span><text:span text:style-name="T98">=</text:span><text:span text:style-name="T146">"number"</text:span><text:span text:style-name="T98"> </text:span><text:span text:style-name="T133">name</text:span><text:span text:style-name="T98">=</text:span><text:span text:style-name="T146">"number"</text:span><text:span text:style-name="T124">/&gt;&lt;br/&gt;</text:span></text:p>
              <text:p text:style-name="P135"><text:span text:style-name="T124">&lt;input</text:span><text:span text:style-name="T98"> </text:span><text:span text:style-name="T133">type</text:span><text:span text:style-name="T98">=</text:span><text:span text:style-name="T146">"button"</text:span><text:span text:style-name="T98"> </text:span><text:span text:style-name="T133">value</text:span><text:span text:style-name="T98">=</text:span><text:span text:style-name="T146">"cube"</text:span><text:span text:style-name="T98"> </text:span><text:span text:style-name="T133">onclick</text:span><text:span text:style-name="T98">=</text:span><text:span text:style-name="T146">"getcube()"</text:span><text:span text:style-name="T124">/&gt;</text:span><text:span text:style-name="T126">&lt;/form&gt;</text:span></text:p>
            </text:list-header>
          </text:list>
        </text:list-item>
      </text:list>
      <text:list xml:id="list2829562021" text:style-name="L49">
        <text:list-item>
          <text:p text:style-name="P143"><text:span text:style-name="T47">getElementsByName</text:span><text:span text:style-name="T90"> :-</text:span></text:p>
        </text:list-item>
      </text:list>
      <text:p text:style-name="P137"><text:span text:style-name="T80">The </text:span><text:span text:style-name="T87">document.getElementsByName()</text:span><text:span text:style-name="T111"> </text:span><text:span text:style-name="T80">method returns all the element of specified name.</text:span></text:p>
      <text:list xml:id="list3823458923" text:style-name="L45">
        <text:list-item>
          <text:p text:style-name="P138"><text:span text:style-name="T56">S</text:span><text:span text:style-name="T57">yntax</text:span><text:span text:style-name="T81"> :- </text:span><text:span text:style-name="T64">document.getElementsByName("name")</text:span></text:p>
        </text:list-item>
        <text:list-item>
          <text:p text:style-name="P139"><text:span text:style-name="T57">ex</text:span><text:span text:style-name="T81"> :- </text:span><text:span text:style-name="T127">&lt;script</text:span><text:span text:style-name="T83"> </text:span><text:span text:style-name="T135">type</text:span><text:span text:style-name="T102">=</text:span><text:span text:style-name="T147">"text/javascript"</text:span><text:span text:style-name="T127">&gt;</text:span></text:p>
          <text:list>
            <text:list-header>
              <text:p text:style-name="P139"><text:span text:style-name="T64">function totalelements()</text:span><text:span text:style-name="T98">{</text:span></text:p>
              <text:p text:style-name="P139"><text:span text:style-name="T98">var </text:span><text:span text:style-name="T133">allgenders</text:span><text:span text:style-name="T98">=</text:span><text:span text:style-name="T146">document</text:span><text:span text:style-name="T98">.getElementsByName("gender");</text:span></text:p>
              <text:p text:style-name="P139"><text:span text:style-name="T98">alert("Total Genders:"+allgenders.length);</text:span></text:p>
              <text:p text:style-name="P139"><text:span text:style-name="T98">}</text:span><text:span text:style-name="T124">&lt;/script&gt;</text:span></text:p>
              <text:p text:style-name="P139"><text:span text:style-name="T124">&lt;form&gt;</text:span><text:span text:style-name="T98">Male:</text:span><text:span text:style-name="T124">&lt;input</text:span><text:span text:style-name="T98"> </text:span><text:span text:style-name="T133">type</text:span><text:span text:style-name="T98">=</text:span><text:span text:style-name="T146">"radio"</text:span><text:span text:style-name="T98"> </text:span><text:span text:style-name="T133">name</text:span><text:span text:style-name="T98">=</text:span><text:span text:style-name="T146">"gender"</text:span><text:span text:style-name="T98"> </text:span><text:span text:style-name="T133">value</text:span><text:span text:style-name="T98">=</text:span><text:span text:style-name="T146">"male"</text:span><text:span text:style-name="T124">&gt;</text:span></text:p>
              <text:p text:style-name="P139"><text:span text:style-name="T98">Female:</text:span><text:span text:style-name="T124">&lt;input</text:span><text:span text:style-name="T98"> </text:span><text:span text:style-name="T133">type</text:span><text:span text:style-name="T98">=</text:span><text:span text:style-name="T146">"radio"</text:span><text:span text:style-name="T98"> </text:span><text:span text:style-name="T133">name</text:span><text:span text:style-name="T98">=</text:span><text:span text:style-name="T146">"gender"</text:span><text:span text:style-name="T98"> </text:span><text:span text:style-name="T133">value</text:span><text:span text:style-name="T98">=</text:span><text:span text:style-name="T146">"female"</text:span><text:span text:style-name="T124">&gt;</text:span></text:p>
              <text:p text:style-name="P139"><text:span text:style-name="T124">&lt;input</text:span><text:span text:style-name="T98"> </text:span><text:span text:style-name="T133">type</text:span><text:span text:style-name="T98">=</text:span><text:span text:style-name="T146">"button"</text:span><text:span text:style-name="T98"> </text:span><text:span text:style-name="T133">onclick</text:span><text:span text:style-name="T98">=</text:span><text:span text:style-name="T146">"totalelements()"</text:span><text:span text:style-name="T98"> </text:span><text:span text:style-name="T133">value</text:span><text:span text:style-name="T98">=</text:span><text:span text:style-name="T146">"Total Genders"</text:span><text:span text:style-name="T124">&gt;</text:span></text:p>
              <text:p text:style-name="P140"><text:span text:style-name="T124">&lt;/form&gt;</text:span></text:p>
            </text:list-header>
          </text:list>
        </text:list-item>
      </text:list>
      <text:list xml:id="list2766787303" text:style-name="L50">
        <text:list-item>
          <text:p text:style-name="P71"><text:span text:style-name="T217">getElementsByTagName</text:span><text:span text:style-name="T4"> :-</text:span></text:p>
        </text:list-item>
      </text:list>
      <text:p text:style-name="P141"><text:span text:style-name="T33">The </text:span><text:span text:style-name="T38">document.getElementsByTagName() </text:span><text:span text:style-name="T33">method returns all the element of specified tag name.</text:span></text:p>
      <text:list xml:id="list2235663039" text:style-name="L51">
        <text:list-item>
          <text:p text:style-name="P144"><text:span text:style-name="T59">S</text:span><text:span text:style-name="T60">yntax</text:span><text:span text:style-name="T35"> :- <text:s/></text:span><text:span text:style-name="T34">document.getElementsByTagName("name")</text:span></text:p>
        </text:list-item>
        <text:list-item>
          <text:p text:style-name="P144"><text:span text:style-name="T60">Ex</text:span><text:span text:style-name="T35"> :- <text:s/></text:span><text:span text:style-name="T132">&lt;script</text:span><text:span text:style-name="T34"> </text:span><text:span text:style-name="T145">type</text:span><text:span text:style-name="T34">=</text:span><text:span text:style-name="T154">"text/javascript"</text:span><text:span text:style-name="T132">&gt;</text:span></text:p>
          <text:list>
            <text:list-item>
              <text:list>
                <text:list-header>
                  <text:p text:style-name="P144"><text:span text:style-name="T98">function counth2(){</text:span></text:p>
                  <text:p text:style-name="P144"><text:span text:style-name="T98">var </text:span><text:span text:style-name="T133">totalh2</text:span><text:span text:style-name="T98">=</text:span><text:span text:style-name="T146">document</text:span><text:span text:style-name="T98">.getElementsByTagName("h2");</text:span></text:p>
                  <text:p text:style-name="P144"><text:span text:style-name="T98">alert("total h2 tags are: "+totalh2.length); }</text:span></text:p>
                  <text:p text:style-name="P144"><text:span text:style-name="T98">function counth3(){</text:span></text:p>
                  <text:p text:style-name="P144"><text:span text:style-name="T98">var </text:span><text:span text:style-name="T133">totalh3</text:span><text:span text:style-name="T98">=</text:span><text:span text:style-name="T146">document</text:span><text:span text:style-name="T98">.getElementsByTagName("h3");</text:span></text:p>
                  <text:p text:style-name="P144"><text:span text:style-name="T98">alert("total h3 tags are: "+totalh3.length); }</text:span><text:span text:style-name="T124">&lt;/script&gt;</text:span></text:p>
                  <text:p text:style-name="P144"><text:span text:style-name="T124">&lt;h2&gt;</text:span><text:span text:style-name="T98">This is h2 tag</text:span><text:span text:style-name="T124">&lt;/h2&gt;&lt;h2&gt;</text:span><text:span text:style-name="T98">This is h2 tag</text:span><text:span text:style-name="T124">&lt;/h2&gt;&lt;h3&gt;</text:span><text:span text:style-name="T98">This is h3 tag</text:span><text:span text:style-name="T124">&lt;/h3&gt;</text:span></text:p>
                  <text:p text:style-name="P144"><text:span text:style-name="T124">&lt;h3&gt;</text:span><text:span text:style-name="T98">This is h3 tag</text:span><text:span text:style-name="T124">&lt;/h3&gt;&lt;h3&gt;</text:span><text:span text:style-name="T98">This is h3 tag</text:span><text:span text:style-name="T124">&lt;/h3&gt;</text:span></text:p>
                  <text:p text:style-name="P144"><text:span text:style-name="T124">&lt;button</text:span><text:span text:style-name="T98"> </text:span><text:span text:style-name="T133">onclick</text:span><text:span text:style-name="T98">=</text:span><text:span text:style-name="T146">"counth2()"</text:span><text:span text:style-name="T124">&gt;</text:span><text:span text:style-name="T98">count h2</text:span><text:span text:style-name="T124">&lt;/button&gt;</text:span></text:p>
                  <text:p text:style-name="P144"><text:span text:style-name="T124">&lt;button</text:span><text:span text:style-name="T98"> </text:span><text:span text:style-name="T133">onclick</text:span><text:span text:style-name="T98">=</text:span><text:span text:style-name="T146">"counth3()"</text:span><text:span text:style-name="T124">&gt;</text:span><text:span text:style-name="T98">count h3</text:span><text:span text:style-name="T124">&lt;/button&gt;</text:span></text:p>
                </text:list-header>
              </text:list>
            </text:list-item>
          </text:list>
        </text:list-item>
      </text:list>
      <text:p text:style-name="P119"><text:soft-page-break/><text:span text:style-name="T157">Javascript Opps</text:span><text:span text:style-name="T158"> :-</text:span></text:p>
      <text:p text:style-name="P69"><text:span text:style-name="T193">Javascript </text:span><text:span text:style-name="T194">classes</text:span><text:span text:style-name="T202"> :</text:span><text:span text:style-name="T203">-</text:span></text:p>
      <text:p text:style-name="P69"><text:span text:style-name="T202">classes are the special type of functions. We can define the class just like function declarations and function expressions.</text:span></text:p>
      <text:p text:style-name="P70"><text:span text:style-name="T205">The class syntax contains two components</text:span><text:span text:style-name="T204">:-</text:span></text:p>
      <text:list xml:id="list3044278031" text:style-name="L55">
        <text:list-item>
          <text:p text:style-name="P54"><text:span text:style-name="T198">Class declarations</text:span><text:span text:style-name="T204"> :-</text:span></text:p>
          <text:list>
            <text:list-header>
              <text:p text:style-name="P54"><text:span text:style-name="T204">A class can be defined by using a class declaration. A class keyword is used to declare a class with any particular name. According to JavaScript naming conventions, the name of the class always starts with an uppercase letter.</text:span></text:p>
            </text:list-header>
          </text:list>
        </text:list-item>
        <text:list-item>
          <text:p text:style-name="P54"><text:span text:style-name="T160">Class expressions</text:span> :-</text:p>
          <text:list>
            <text:list-header>
              <text:p text:style-name="P54">Another way to define a class is by using a class expression. Here, it is not mandatory to assign the name of the class. So, the class expression can be named or unnamed. The class expression allows us to fetch the class name.</text:p>
              <text:p text:style-name="P91"><text:span text:style-name="T206">&lt;script&gt;</text:span></text:p>
              <text:p text:style-name="P98"><text:span text:style-name="T186">var </text:span><text:span text:style-name="T175">emp </text:span><text:span text:style-name="T186">= </text:span><text:span text:style-name="T180">class</text:span><text:span text:style-name="T186">{</text:span></text:p>
              <text:p text:style-name="P98"><text:span text:style-name="T186">constructor(id, name){</text:span></text:p>
              <text:p text:style-name="P98"><text:span text:style-name="T175">this.id </text:span><text:span text:style-name="T186">= id;</text:span></text:p>
              <text:p text:style-name="P98"><text:span text:style-name="T175">this.name </text:span><text:span text:style-name="T186">= name;</text:span></text:p>
              <text:p text:style-name="P98"><text:span text:style-name="T186">}</text:span></text:p>
              <text:p text:style-name="P98"><text:span text:style-name="T186">};</text:span></text:p>
              <text:p text:style-name="P98"><text:span text:style-name="T186">document.writeln(emp.name);</text:span></text:p>
              <text:p text:style-name="P99"><text:span text:style-name="T210">&lt;/script&gt;</text:span></text:p>
            </text:list-header>
          </text:list>
        </text:list-item>
      </text:list>
      <text:p text:style-name="P100"><text:span text:style-name="T210"/></text:p>
      <text:p text:style-name="P53"/>
      <text:p text:style-name="P69"><text:span text:style-name="T202"/></text:p>
      <text:p text:style-name="P52"><text:span text:style-name="T185"/></text:p>
      <text:p text:style-name="Text_20_body"><text:line-break/></text:p>
      <text:p text:style-name="P16"/>
      <text:p text:style-name="P78"/>
      <text:p text:style-name="P50"/>
      <text:list xml:id="list145202235306718" text:continue-list="list1988984982" text:style-name="L9">
        <text:list-header>
          <text:p text:style-name="P75"/>
        </text:list-header>
      </text:list>
      <text:p text:style-name="P10"/>
      <text:p text:style-name="P40"><text:lin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6:24:45.964429376</meta:creation-date>
    <dc:date>2019-10-25T14:44:59.418533383</dc:date>
    <meta:editing-duration>PT2H55M38S</meta:editing-duration>
    <meta:editing-cycles>96</meta:editing-cycles>
    <meta:generator>LibreOffice/6.0.7.3$Linux_X86_64 LibreOffice_project/00m0$Build-3</meta:generator>
    <meta:document-statistic meta:table-count="0" meta:image-count="0" meta:object-count="0" meta:page-count="9" meta:paragraph-count="289" meta:word-count="1564" meta:character-count="11606" meta:non-whitespace-character-count="10421"/>
  </office:meta>
</office:document-meta>
</file>